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632cm" fo:min-width="11.813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96cm" fo:min-width="6.446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5cm" fo:min-width="0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828cm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908cm" fo:min-width="9.221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5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17cm"/>
      <style:paragraph-properties style:writing-mode="lr-tb"/>
    </style:style>
    <style:style style:name="gr10" style:family="graphic" style:parent-style-name="standard">
      <style:graphic-properties svg:stroke-color="#000000" draw:fill-color="#ffffd7" draw:textarea-horizontal-align="justify" draw:textarea-vertical-align="middle" draw:auto-grow-height="false" fo:min-height="0.831cm" fo:min-width="4.114cm" fo:wrap-option="no-wrap"/>
      <style:paragraph-properties style:writing-mode="lr-tb"/>
    </style:style>
    <style:style style:name="gr11" style:family="graphic" style:parent-style-name="standard">
      <style:graphic-properties svg:stroke-color="#000000" draw:fill-color="#ffffd7" draw:textarea-horizontal-align="justify" draw:textarea-vertical-align="middle" draw:auto-grow-height="false" fo:min-height="1.146cm" fo:min-width="5.184cm" fo:wrap-option="no-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864cm" fo:min-width="16.935cm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938cm" fo:min-width="2.246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5cm" fo:min-width="0.322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5cm" fo:min-width="0.295cm" fo:padding-top="0.142cm" fo:padding-bottom="0.142cm" fo:padding-left="0.267cm" fo:padding-right="0.26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7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6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52cm" fo:min-width="12.57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864cm" fo:min-width="18.967cm"/>
      <style:paragraph-properties style:writing-mode="lr-tb"/>
    </style:style>
    <style:style style:name="gr20" style:family="graphic" style:parent-style-name="standard">
      <style:graphic-properties svg:stroke-color="#000000" draw:fill-color="#ffffd7" draw:textarea-horizontal-align="justify" draw:textarea-vertical-align="middle" draw:auto-grow-height="false" fo:min-height="2.024cm" fo:min-width="5.184cm" fo:wrap-option="no-wrap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2.842cm" fo:min-width="4.864cm" fo:padding-top="0.142cm" fo:padding-bottom="0.142cm" fo:padding-left="0.267cm" fo:padding-right="0.267cm"/>
      <style:paragraph-properties style:writing-mode="lr-tb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3.229cm" fo:min-width="0cm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73cm" fo:min-width="1.124cm" fo:padding-top="0.142cm" fo:padding-bottom="0.142cm" fo:padding-left="0.267cm" fo:padding-right="0.267cm"/>
      <style:paragraph-properties style:writing-mode="lr-tb"/>
    </style:style>
    <style:style style:name="gr24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4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224cm"/>
      <style:paragraph-properties style:writing-mode="lr-tb"/>
    </style:style>
    <style:style style:name="gr27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293cm"/>
      <style:paragraph-properties style:writing-mode="lr-tb"/>
    </style:style>
    <style:style style:name="gr29" style:family="graphic" style:parent-style-name="objectwithoutfill">
      <style:graphic-properties svg:stroke-width="0.053cm" svg:stroke-color="#000000" draw:marker-start="Arrowheads_20_6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63cm"/>
      <style:paragraph-properties style:writing-mode="lr-tb"/>
    </style:style>
    <style:style style:name="gr31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73cm" fo:min-width="1.124cm" fo:padding-top="0.142cm" fo:padding-bottom="0.142cm" fo:padding-left="0.267cm" fo:padding-right="0.26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832cm"/>
      <style:paragraph-properties style:writing-mode="lr-tb"/>
    </style:style>
    <style:style style:name="gr33" style:family="graphic" style:parent-style-name="objectwithoutfill">
      <style:graphic-properties svg:stroke-width="0.053cm" svg:stroke-color="#000000" draw:marker-start="Arrowheads_20_8" draw:marker-start-width="0.279cm" draw:marker-end="Arrowheads_20_8" draw:marker-end-width="0.379cm" draw:fill="none" draw:textarea-vertical-align="middle" fo:padding-top="0.151cm" fo:padding-bottom="0.151cm" fo:padding-left="0.276cm" fo:padding-right="0.276cm"/>
    </style:style>
    <style:style style:name="gr34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73cm" fo:min-width="1.124cm" fo:padding-top="0.142cm" fo:padding-bottom="0.142cm" fo:padding-left="0.267cm" fo:padding-right="0.26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03cm" fo:min-width="0cm"/>
      <style:paragraph-properties style:writing-mode="lr-tb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5.72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8cm" fo:min-width="16.249cm"/>
      <style:paragraph-properties style:writing-mode="lr-tb"/>
    </style:style>
    <style:style style:name="gr3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5.896cm" fo:min-width="0cm"/>
      <style:paragraph-properties style:writing-mode="lr-tb"/>
    </style:style>
    <style:style style:name="gr39" style:family="graphic" style:parent-style-name="standard">
      <style:graphic-properties svg:stroke-color="#000000" draw:fill-color="#ffffd7" draw:textarea-horizontal-align="justify" draw:textarea-vertical-align="middle" draw:auto-grow-height="false" fo:min-height="0.922cm" fo:min-width="5.184cm" fo:wrap-option="no-wrap"/>
      <style:paragraph-properties style:writing-mode="lr-tb"/>
    </style:style>
    <style:style style:name="gr4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96cm" fo:min-width="7.85cm" fo:padding-top="0.142cm" fo:padding-bottom="0.142cm" fo:padding-left="0.267cm" fo:padding-right="0.267cm"/>
    </style:style>
    <style:style style:name="gr4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908cm" fo:min-width="10.949cm" fo:padding-top="0.142cm" fo:padding-bottom="0.142cm" fo:padding-left="0.267cm" fo:padding-right="0.26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0cm"/>
      <style:paragraph-properties style:writing-mode="lr-tb"/>
    </style:style>
    <style:style style:name="gr4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96cm" fo:min-width="4.555cm" fo:padding-top="0.142cm" fo:padding-bottom="0.142cm" fo:padding-left="0.267cm" fo:padding-right="0.267cm"/>
    </style:style>
    <style:style style:name="gr4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908cm" fo:min-width="7.573cm" fo:padding-top="0.142cm" fo:padding-bottom="0.142cm" fo:padding-left="0.267cm" fo:padding-right="0.267cm"/>
    </style:style>
    <style:style style:name="gr45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1.432cm" fo:min-width="0.273cm" fo:padding-top="0.142cm" fo:padding-bottom="0.142cm" fo:padding-left="0.267cm" fo:padding-right="0.267cm"/>
    </style:style>
    <style:style style:name="gr46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1.398cm" fo:min-width="0.239cm" fo:padding-top="0.142cm" fo:padding-bottom="0.142cm" fo:padding-left="0.267cm" fo:padding-right="0.267cm"/>
    </style:style>
    <style:style style:name="gr47" style:family="graphic" style:parent-style-name="objectwithoutfill">
      <style:graphic-properties svg:stroke-width="0.035cm" svg:stroke-color="#000000" draw:marker-start-width="0.252cm" draw:marker-end="Arrowheads_20_9" draw:marker-end-width="0.352cm" draw:fill="none" draw:textarea-vertical-align="middle" fo:padding-top="0.142cm" fo:padding-bottom="0.142cm" fo:padding-left="0.267cm" fo:padding-right="0.267cm"/>
    </style:style>
    <style:style style:name="gr48" style:family="graphic" style:parent-style-name="objectwithoutfill">
      <style:graphic-properties svg:stroke-width="0.035cm" svg:stroke-color="#000000" draw:marker-start-width="0.252cm" draw:marker-end="Arrowheads_20_10" draw:marker-end-width="0.352cm" draw:fill="none" draw:textarea-vertical-align="middle" fo:padding-top="0.142cm" fo:padding-bottom="0.142cm" fo:padding-left="0.267cm" fo:padding-right="0.267cm"/>
    </style:style>
    <style:style style:name="gr49" style:family="graphic" style:parent-style-name="objectwithoutfill">
      <style:graphic-properties svg:stroke-width="0.035cm" svg:stroke-color="#000000" draw:marker-start-width="0.252cm" draw:marker-end="Arrowheads_20_11" draw:marker-end-width="0.352cm" draw:fill="none" draw:textarea-vertical-align="middle" fo:padding-top="0.142cm" fo:padding-bottom="0.142cm" fo:padding-left="0.267cm" fo:padding-right="0.267cm"/>
    </style:style>
    <style:style style:name="gr50" style:family="graphic" style:parent-style-name="objectwithoutfill">
      <style:graphic-properties svg:stroke-width="0.035cm" svg:stroke-color="#000000" draw:marker-start-width="0.252cm" draw:marker-end="Arrowheads_20_12" draw:marker-end-width="0.352cm" draw:fill="none" draw:textarea-vertical-align="middle" fo:padding-top="0.142cm" fo:padding-bottom="0.142cm" fo:padding-left="0.267cm" fo:padding-right="0.267cm"/>
    </style:style>
    <style:style style:name="gr51" style:family="graphic" style:parent-style-name="objectwithoutfill">
      <style:graphic-properties svg:stroke-width="0.035cm" svg:stroke-color="#000000" draw:marker-start-width="0.252cm" draw:marker-end="Arrowheads_20_13" draw:marker-end-width="0.352cm" draw:fill="none" draw:textarea-vertical-align="middle" fo:padding-top="0.142cm" fo:padding-bottom="0.142cm" fo:padding-left="0.267cm" fo:padding-right="0.267cm"/>
    </style:style>
    <style:style style:name="gr52" style:family="graphic" style:parent-style-name="objectwithoutfill">
      <style:graphic-properties svg:stroke-width="0.035cm" svg:stroke-color="#000000" draw:marker-start-width="0.252cm" draw:marker-end="Arrowheads_20_14" draw:marker-end-width="0.352cm" draw:fill="none" draw:textarea-vertical-align="middle" fo:padding-top="0.142cm" fo:padding-bottom="0.142cm" fo:padding-left="0.267cm" fo:padding-right="0.267cm"/>
    </style:style>
    <style:style style:name="gr53" style:family="graphic" style:parent-style-name="objectwithoutfill">
      <style:graphic-properties svg:stroke-width="0.035cm" svg:stroke-color="#000000" draw:marker-start-width="0.252cm" draw:marker-end="Arrowheads_20_15" draw:marker-end-width="0.352cm" draw:fill="none" draw:textarea-vertical-align="middle" fo:padding-top="0.142cm" fo:padding-bottom="0.142cm" fo:padding-left="0.267cm" fo:padding-right="0.267cm"/>
    </style:style>
    <style:style style:name="gr54" style:family="graphic" style:parent-style-name="objectwithoutfill">
      <style:graphic-properties svg:stroke-width="0.035cm" svg:stroke-color="#000000" draw:marker-start-width="0.252cm" draw:marker-end="Arrowheads_20_16" draw:marker-end-width="0.352cm" draw:fill="none" draw:textarea-vertical-align="middle" fo:padding-top="0.142cm" fo:padding-bottom="0.142cm" fo:padding-left="0.267cm" fo:padding-right="0.267cm"/>
    </style:style>
    <style:style style:name="gr55" style:family="graphic" style:parent-style-name="objectwithoutfill">
      <style:graphic-properties svg:stroke-width="0.035cm" svg:stroke-color="#000000" draw:marker-start-width="0.252cm" draw:marker-end="Arrowheads_20_17" draw:marker-end-width="0.352cm" draw:fill="none" draw:textarea-vertical-align="middle" fo:padding-top="0.142cm" fo:padding-bottom="0.142cm" fo:padding-left="0.267cm" fo:padding-right="0.267cm"/>
    </style:style>
    <style:style style:name="gr56" style:family="graphic" style:parent-style-name="objectwithoutfill">
      <style:graphic-properties svg:stroke-width="0.035cm" svg:stroke-color="#000000" draw:marker-start-width="0.252cm" draw:marker-end="Arrowheads_20_18" draw:marker-end-width="0.352cm" draw:fill="none" draw:textarea-vertical-align="middle" fo:padding-top="0.142cm" fo:padding-bottom="0.142cm" fo:padding-left="0.267cm" fo:padding-right="0.26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142cm" fo:min-width="20.66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69cm" fo:min-width="16.385cm"/>
      <style:paragraph-properties style:writing-mode="lr-tb"/>
    </style:style>
    <style:style style:name="gr59" style:family="graphic" style:parent-style-name="standard">
      <style:graphic-properties svg:stroke-color="#000000" draw:fill-color="#ffffd7" draw:textarea-horizontal-align="justify" draw:textarea-vertical-align="middle" draw:auto-grow-height="false" fo:min-height="2.024cm" fo:min-width="6.301cm" fo:wrap-option="no-wrap"/>
      <style:paragraph-properties style:writing-mode="lr-tb"/>
    </style:style>
    <style:style style:name="gr60" style:family="graphic" style:parent-style-name="standard">
      <style:graphic-properties svg:stroke-color="#000000" draw:fill-color="#ffffd7" draw:textarea-horizontal-align="justify" draw:textarea-vertical-align="middle" draw:auto-grow-height="false" fo:min-height="2.046cm" fo:min-width="12.941cm" fo:wrap-option="no-wrap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745cm" fo:min-width="12.194cm"/>
      <style:paragraph-properties style:writing-mode="lr-tb"/>
    </style:style>
    <style:style style:name="gr6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1.041cm" fo:min-width="14.15cm" fo:padding-top="0.142cm" fo:padding-bottom="0.142cm" fo:padding-left="0.267cm" fo:padding-right="0.267cm"/>
    </style:style>
    <style:style style:name="gr6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4" style:family="graphic" style:parent-style-name="standard">
      <style:graphic-properties svg:stroke-color="#000000" draw:fill-color="#ffffd7" draw:textarea-horizontal-align="justify" draw:textarea-vertical-align="middle" draw:auto-grow-height="false" fo:min-height="1.967cm" fo:min-width="5.693cm" fo:wrap-option="no-wrap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1cm" fo:min-width="10.289cm"/>
      <style:paragraph-properties style:writing-mode="lr-tb"/>
    </style:style>
    <style:style style:name="gr66" style:family="graphic" style:parent-style-name="standard">
      <style:graphic-properties draw:stroke="dash" draw:stroke-dash="Dot" svg:stroke-width="0.035cm" svg:stroke-color="#808080" draw:marker-start-width="0.252cm" draw:marker-end-width="0.252cm" draw:fill="solid" draw:fill-color="#dddddd" draw:opacity="100%" draw:textarea-horizontal-align="left" draw:auto-grow-height="true" draw:auto-grow-width="true" fo:min-height="0.768cm" fo:min-width="13.478cm" fo:padding-top="0.142cm" fo:padding-bottom="0.142cm" fo:padding-left="0.267cm" fo:padding-right="0.267cm"/>
      <style:paragraph-properties style:writing-mode="lr-tb"/>
    </style:style>
    <style:style style:name="gr67" style:family="graphic" style:parent-style-name="standard">
      <style:graphic-properties svg:stroke-color="#000000" draw:fill-color="#ffffd7" draw:textarea-horizontal-align="justify" draw:textarea-vertical-align="middle" draw:auto-grow-height="false" fo:min-height="2.024cm" fo:min-width="6.851cm" fo:wrap-option="no-wrap"/>
      <style:paragraph-properties style:writing-mode="lr-tb"/>
    </style:style>
    <style:style style:name="gr68" style:family="graphic" style:parent-style-name="standard">
      <style:graphic-properties svg:stroke-color="#000000" draw:fill-color="#ffd7d7" draw:textarea-horizontal-align="justify" draw:textarea-vertical-align="middle" draw:auto-grow-height="false" fo:min-height="1.276cm" fo:min-width="4.208cm" fo:wrap-option="no-wrap"/>
      <style:paragraph-properties style:writing-mode="lr-tb"/>
    </style:style>
    <style:style style:name="gr69" style:family="graphic" style:parent-style-name="standard" style:list-style-name="L1">
      <style:graphic-properties draw:stroke="dash" draw:stroke-dash="Dot" svg:stroke-width="0.035cm" svg:stroke-color="#000000" draw:marker-start-width="0.252cm" draw:marker-end-width="0.252cm" draw:fill="solid" draw:fill-color="#dddddd" draw:auto-grow-height="true" draw:auto-grow-width="false" fo:max-height="0cm" fo:min-height="3.072cm" fo:padding-top="0.142cm" fo:padding-bottom="0.142cm" fo:padding-left="0.267cm" fo:padding-right="0.267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1cm" fo:min-width="13.337cm"/>
      <style:paragraph-properties style:writing-mode="lr-tb"/>
    </style:style>
    <style:style style:name="gr71" style:family="graphic" style:parent-style-name="standard">
      <style:graphic-properties svg:stroke-color="#000000" draw:fill-color="#ffffd7" draw:textarea-horizontal-align="justify" draw:textarea-vertical-align="middle" draw:auto-grow-height="false" fo:min-height="3.176cm" fo:min-width="11.114cm" fo:wrap-option="no-wrap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33cm" fo:min-width="0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81cm" fo:min-width="20.957cm"/>
      <style:paragraph-properties style:writing-mode="lr-tb"/>
    </style:style>
    <style:style style:name="gr74" style:family="graphic" style:parent-style-name="standard">
      <style:graphic-properties svg:stroke-color="#000000" draw:fill-color="#ffffd7" draw:textarea-horizontal-align="justify" draw:textarea-vertical-align="middle" draw:auto-grow-height="false" fo:min-height="3.663cm" fo:min-width="9.278cm" fo:wrap-option="no-wrap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1cm" fo:min-width="8.003cm"/>
      <style:paragraph-properties style:writing-mode="lr-tb"/>
    </style:style>
    <style:style style:name="gr76" style:family="graphic" style:parent-style-name="standard">
      <style:graphic-properties svg:stroke-color="#000000" draw:fill-color="#ffffd7" draw:textarea-horizontal-align="justify" draw:textarea-vertical-align="middle" draw:auto-grow-height="false" fo:min-height="1.837cm" fo:min-width="9.278cm" fo:wrap-option="no-wrap"/>
      <style:paragraph-properties style:writing-mode="lr-tb"/>
    </style:style>
    <style:style style:name="gr7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74cm" fo:min-width="4.572cm" fo:padding-top="0.142cm" fo:padding-bottom="0.142cm" fo:padding-left="0.267cm" fo:padding-right="0.267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2.965cm"/>
      <style:paragraph-properties style:writing-mode="lr-tb"/>
    </style:style>
    <style:style style:name="gr7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01cm" fo:min-width="1.002cm" fo:padding-top="0.142cm" fo:padding-bottom="0.142cm" fo:padding-left="0.267cm" fo:padding-right="0.267cm"/>
      <style:paragraph-properties style:writing-mode="lr-tb"/>
    </style:style>
    <style:style style:name="gr80" style:family="graphic" style:parent-style-name="objectwithoutfill">
      <style:graphic-properties svg:stroke-width="0.035cm" svg:stroke-color="#000000" draw:marker-start-width="0.252cm" draw:marker-end="Arrowheads_20_19" draw:marker-end-width="0.352cm" draw:fill="none" draw:textarea-vertical-align="middle" fo:padding-top="0.142cm" fo:padding-bottom="0.142cm" fo:padding-left="0.267cm" fo:padding-right="0.267cm"/>
    </style:style>
    <style:style style:name="gr81" style:family="graphic" style:parent-style-name="objectwithoutfill">
      <style:graphic-properties svg:stroke-width="0.035cm" svg:stroke-color="#000000" draw:marker-start-width="0.252cm" draw:marker-end="Arrowheads_20_20" draw:marker-end-width="0.352cm" draw:fill="none" draw:textarea-vertical-align="middle" fo:padding-top="0.142cm" fo:padding-bottom="0.142cm" fo:padding-left="0.267cm" fo:padding-right="0.267cm"/>
    </style:style>
    <style:style style:name="gr82" style:family="graphic" style:parent-style-name="objectwithoutfill">
      <style:graphic-properties svg:stroke-width="0.035cm" svg:stroke-color="#000000" draw:marker-start-width="0.252cm" draw:marker-end="Arrowheads_20_21" draw:marker-end-width="0.352cm" draw:fill="none" draw:textarea-vertical-align="middle" fo:padding-top="0.142cm" fo:padding-bottom="0.142cm" fo:padding-left="0.267cm" fo:padding-right="0.267cm"/>
    </style:style>
    <style:style style:name="gr83" style:family="graphic" style:parent-style-name="objectwithoutfill">
      <style:graphic-properties svg:stroke-width="0.035cm" svg:stroke-color="#000000" draw:marker-start-width="0.252cm" draw:marker-end="Arrowheads_20_22" draw:marker-end-width="0.352cm" draw:fill="none" draw:textarea-vertical-align="middle" fo:padding-top="0.142cm" fo:padding-bottom="0.142cm" fo:padding-left="0.267cm" fo:padding-right="0.267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8.003cm"/>
      <style:paragraph-properties style:writing-mode="lr-tb"/>
    </style:style>
    <style:style style:name="gr8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74cm" fo:min-width="2.852cm" fo:padding-top="0.142cm" fo:padding-bottom="0.142cm" fo:padding-left="0.267cm" fo:padding-right="0.267cm"/>
    </style:style>
    <style:style style:name="gr86" style:family="graphic" style:parent-style-name="standard">
      <style:graphic-properties draw:stroke="dash" draw:stroke-dash="Dot" svg:stroke-width="0.035cm" svg:stroke-color="#808080" draw:marker-start-width="0.252cm" draw:marker-end-width="0.252cm" draw:fill="solid" draw:fill-color="#dddddd" draw:opacity="100%" draw:textarea-horizontal-align="left" draw:auto-grow-height="true" draw:auto-grow-width="false" fo:min-height="0.712cm" fo:min-width="0cm" fo:padding-top="0.142cm" fo:padding-bottom="0.142cm" fo:padding-left="0.267cm" fo:padding-right="0.267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8.321cm" style:use-optimal-column-width="false"/>
    </style:style>
    <style:style style:name="co2" style:family="table-column">
      <style:table-column-properties style:column-width="11.403cm" style:use-optimal-column-width="false"/>
    </style:style>
    <style:style style:name="ro1" style:family="table-row">
      <style:table-row-properties style:row-height="1.419cm" style:use-optimal-row-height="false"/>
    </style:style>
    <style:style style:name="ro2" style:family="table-row">
      <style:table-row-properties style:row-height="1.78cm" style:use-optimal-row-height="false"/>
    </style:style>
    <style:style style:name="ro3" style:family="table-row">
      <style:table-row-properties style:row-height="2.285cm" style:use-optimal-row-height="false"/>
    </style:style>
    <style:style style:name="ro4" style:family="table-row">
      <style:table-row-properties style:row-height="2.55cm" style:use-optimal-row-height="false"/>
    </style:style>
    <style:style style:name="ce1" style:family="table-cell">
      <loext:graphic-properties draw:fill-color="#ffffff" draw:textarea-vertical-align="middle"/>
      <style:paragraph-properties fo:border="0.03pt solid #000000"/>
      <style:text-properties style:font-name="Liberation Mono"/>
    </style:style>
    <style:style style:name="ce2" style:family="table-cell">
      <loext:graphic-properties draw:fill-color="#ffffff" draw:textarea-vertical-align="middle"/>
      <style:paragraph-properties fo:border="0.03pt solid #000000"/>
    </style:style>
    <style:style style:name="P1" style:family="paragraph">
      <style:paragraph-properties style:writing-mode="lr-tb"/>
      <style:text-properties fo:font-size="36pt" style:font-size-asian="36pt" style:font-size-complex="36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40pt" style:font-size-asian="40pt" style:font-size-complex="40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9" style:family="paragraph">
      <style:paragraph-properties fo:text-align="center" style:writing-mode="lr-tb"/>
      <style:text-properties style:font-name="Liberation Sans2" fo:font-size="16pt" style:font-size-asian="16pt" style:font-size-complex="16pt"/>
    </style:style>
    <style:style style:name="P10" style:family="paragraph">
      <loext:graphic-properties draw:fill-color="#ffffd7"/>
      <style:paragraph-properties fo:text-align="center" style:writing-mode="lr-tb"/>
      <style:text-properties style:font-name="Liberation Sans2" fo:font-size="16pt" style:font-size-asian="16pt" style:font-size-complex="16pt"/>
    </style:style>
    <style:style style:name="P11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2" style:family="paragraph">
      <style:paragraph-properties fo:text-align="center" style:writing-mode="lr-tb"/>
      <style:text-properties fo:font-size="14pt" style:font-size-asian="14pt" style:font-size-complex="14pt"/>
    </style:style>
    <style:style style:name="P13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style:writing-mode="lr-tb"/>
      <style:text-properties style:font-name="Liberation Mono" fo:font-size="16pt" style:font-size-asian="16pt" style:font-size-complex="16pt"/>
    </style:style>
    <style:style style:name="P17" style:family="paragraph">
      <style:paragraph-properties fo:text-align="center" style:writing-mode="lr-tb"/>
      <style:text-properties fo:font-size="16pt" style:font-size-asian="16pt" style:font-size-complex="16pt"/>
    </style:style>
    <style:style style:name="P18" style:family="paragraph">
      <loext:graphic-properties draw:fill-color="#ffffd7"/>
      <style:paragraph-properties fo:text-align="center" style:writing-mode="lr-tb"/>
      <style:text-properties fo:font-size="16pt" style:font-size-asian="16pt" style:font-size-complex="16pt"/>
    </style:style>
    <style:style style:name="P19" style:family="paragraph">
      <style:paragraph-properties fo:text-align="center" style:writing-mode="lr-tb"/>
    </style:style>
    <style:style style:name="P20" style:family="paragraph">
      <loext:graphic-properties draw:fill-color="#ffffff"/>
      <style:paragraph-properties fo:text-align="center" style:writing-mode="lr-tb"/>
    </style:style>
    <style:style style:name="P21" style:family="paragraph">
      <style:paragraph-properties fo:text-align="center" style:writing-mode="lr-tb"/>
      <style:text-properties fo:color="#c9211e" loext:opacity="100%"/>
    </style:style>
    <style:style style:name="P22" style:family="paragraph">
      <loext:graphic-properties draw:fill-color="#ffffff"/>
      <style:paragraph-properties fo:text-align="center" style:writing-mode="lr-tb"/>
      <style:text-properties fo:color="#c9211e" loext:opacity="100%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/>
    </style:style>
    <style:style style:name="P24" style:family="paragraph">
      <loext:graphic-properties draw:fill-color="#ffffff"/>
      <style:paragraph-properties fo:text-align="center" style:writing-mode="lr-tb"/>
      <style:text-properties fo:color="#000000" loext:opacity="100%"/>
    </style:style>
    <style:style style:name="P25" style:family="paragraph">
      <style:paragraph-properties fo:text-align="center" style:writing-mode="lr-tb"/>
      <style:text-properties fo:color="#000000" loext:opacity="100%"/>
    </style:style>
    <style:style style:name="P26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/>
    </style:style>
    <style:style style:name="P27" style:family="paragraph">
      <style:paragraph-properties fo:line-height="115%"/>
    </style:style>
    <style:style style:name="P28" style:family="paragraph">
      <loext:graphic-properties draw:fill="none" draw:fill-color="#ffffff"/>
      <style:paragraph-properties fo:line-height="115%" style:writing-mode="lr-tb"/>
    </style:style>
    <style:style style:name="P29" style:family="paragraph">
      <style:paragraph-properties fo:margin-left="0cm" fo:margin-right="0cm" fo:margin-top="0cm" fo:margin-bottom="0cm" fo:line-height="115%" fo:text-indent="0cm"/>
    </style:style>
    <style:style style:name="P30" style:family="paragraph">
      <loext:graphic-properties draw:fill="none" draw:fill-color="#ffffff"/>
      <style:paragraph-properties fo:line-height="115%" style:writing-mode="lr-tb"/>
      <style:text-properties style:font-name="Liberation Mono"/>
    </style:style>
    <style:style style:name="P31" style:family="paragraph">
      <loext:graphic-properties draw:fill="none" draw:fill-color="#ffffff"/>
      <style:paragraph-properties style:writing-mode="lr-tb"/>
      <style:text-properties style:font-name="Liberation Mono"/>
    </style:style>
    <style:style style:name="P32" style:family="paragraph">
      <loext:graphic-properties draw:fill-color="#dddddd"/>
      <style:paragraph-properties fo:text-align="center"/>
    </style:style>
    <style:style style:name="P33" style:family="paragraph">
      <loext:graphic-properties draw:fill="none" draw:fill-color="#ffffff"/>
      <style:paragraph-properties fo:line-height="115%" style:writing-mode="lr-tb"/>
      <style:text-properties style:font-name="Liberation Mono" fo:font-size="18pt" style:font-size-asian="18pt" style:font-size-complex="18pt"/>
    </style:style>
    <style:style style:name="P34" style:family="paragraph">
      <style:paragraph-properties fo:line-height="115%" fo:text-align="center"/>
    </style:style>
    <style:style style:name="P35" style:family="paragraph">
      <loext:graphic-properties draw:fill="none" draw:fill-color="#ffffff"/>
      <style:paragraph-properties fo:line-height="115%" style:writing-mode="lr-tb"/>
      <style:text-properties style:font-name="Liberation Mono" fo:font-size="16pt" style:font-size-asian="16pt" style:font-size-complex="16pt"/>
    </style:style>
    <style:style style:name="P36" style:family="paragraph">
      <loext:graphic-properties draw:fill="solid" draw:fill-color="#dddddd" draw:opacity="100%"/>
      <style:paragraph-properties style:writing-mode="lr-tb"/>
    </style:style>
    <style:style style:name="P37" style:family="paragraph">
      <loext:graphic-properties draw:fill-color="#ffd7d7"/>
      <style:paragraph-properties fo:text-align="center" style:writing-mode="lr-tb"/>
      <style:text-properties style:font-name="Liberation Sans2" fo:font-size="16pt" style:font-size-asian="16pt" style:font-size-complex="16pt"/>
    </style:style>
    <style:style style:name="P38" style:family="paragraph">
      <style:paragraph-properties fo:margin-left="0cm" fo:margin-right="0cm" fo:margin-top="0.2cm" fo:margin-bottom="0.2cm" fo:line-height="100%" fo:text-indent="0cm"/>
    </style:style>
    <style:style style:name="P39" style:family="paragraph">
      <style:paragraph-properties fo:margin-top="0cm" fo:margin-bottom="0cm"/>
    </style:style>
    <style:style style:name="P40" style:family="paragraph">
      <loext:graphic-properties draw:fill="solid" draw:fill-color="#dddddd"/>
      <style:paragraph-properties fo:margin-left="0cm" fo:margin-right="0cm" fo:margin-top="0.2cm" fo:margin-bottom="0.2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text-align="center" style:writing-mode="lr-tb"/>
      <style:text-properties style:font-name="Liberation Sans2" fo:font-size="16pt" fo:font-style="italic" style:font-size-asian="16pt" style:font-style-asian="italic" style:font-size-complex="16pt" style:font-style-complex="italic"/>
    </style:style>
    <style:style style:name="P42" style:family="paragraph">
      <loext:graphic-properties draw:fill-color="#ffffd7"/>
      <style:paragraph-properties fo:text-align="center" style:writing-mode="lr-tb"/>
      <style:text-properties style:font-name="Liberation Sans2" fo:font-size="16pt" fo:font-style="italic" style:font-size-asian="16pt" style:font-style-asian="italic" style:font-size-complex="16pt" style:font-style-complex="italic"/>
    </style:style>
    <style:style style:name="P43" style:family="paragraph">
      <loext:graphic-properties draw:fill="none" draw:fill-color="#ffffff"/>
      <style:paragraph-properties style:writing-mode="lr-tb"/>
      <style:text-properties style:font-name="Liberation Mono" fo:font-size="14pt" style:font-size-asian="14pt" style:font-size-complex="14pt"/>
    </style:style>
    <style:style style:name="P44" style:family="paragraph">
      <loext:graphic-properties draw:fill="solid" draw:fill-color="#dddddd" draw:opacity="100%"/>
      <style:paragraph-properties style:writing-mode="lr-tb"/>
      <style:text-properties fo:font-style="italic" style:font-style-asian="italic" style:font-style-complex="italic"/>
    </style:style>
    <style:style style:name="P45" style:family="paragraph">
      <style:text-properties style:font-name="Liberation Mono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text-position="super 58%" fo:font-size="36pt" style:font-size-asian="36pt" style:font-size-complex="36pt"/>
    </style:style>
    <style:style style:name="T3" style:family="text">
      <style:text-properties style:font-name="Liberation Sans1" style:font-name-asian="Liberation Sans1" style:font-name-complex="Liberation Sans1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style:font-name="Liberation Mono"/>
    </style:style>
    <style:style style:name="T6" style:family="text">
      <style:text-properties style:font-name="Liberation Sans2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Liberation Sans2" fo:font-size="16pt" style:font-size-asian="16pt" style:font-size-complex="16pt"/>
    </style:style>
    <style:style style:name="T10" style:family="text">
      <style:text-properties style:font-name="Liberation Mono" fo:font-size="16pt" style:font-size-asian="16pt" style:font-size-complex="16pt"/>
    </style:style>
    <style:style style:name="T11" style:family="text">
      <style:text-properties style:font-name="Liberation Mono" fo:font-size="40pt" style:font-size-asian="40pt" style:font-size-complex="40pt"/>
    </style:style>
    <style:style style:name="T12" style:family="text">
      <style:text-properties style:font-name="Liberation Mono" fo:font-size="18pt" style:font-size-asian="18pt" style:font-size-complex="18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Liberation Mono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position="super 58%" style:font-name="Liberation Mono" fo:font-size="16pt" style:font-size-asian="16pt" style:font-size-complex="16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color="#c9211e" loext:opacity="100%"/>
    </style:style>
    <style:style style:name="T18" style:family="text">
      <style:text-properties fo:color="#000000" loext:opacity="100%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style:text-position="33% 58%" fo:font-style="normal" style:font-style-asian="normal" style:font-style-complex="normal"/>
    </style:style>
    <style:style style:name="T22" style:family="text">
      <style:text-properties style:text-position="0% 100%" fo:font-style="italic" style:font-style-asian="italic" style:font-style-complex="italic"/>
    </style:style>
    <style:style style:name="T23" style:family="text">
      <style:text-properties fo:font-size="40pt" fo:font-style="italic" style:font-size-asian="40pt" style:font-style-asian="italic" style:font-size-complex="40pt" style:font-style-complex="italic"/>
    </style:style>
    <style:style style:name="T24" style:family="text">
      <style:text-properties fo:font-size="40pt" fo:font-style="normal" style:font-size-asian="40pt" style:font-style-asian="normal" style:font-size-complex="40pt" style:font-style-complex="normal"/>
    </style:style>
    <style:style style:name="T25" style:family="text">
      <style:text-properties style:font-name="Liberation Sans2" fo:font-size="16pt" fo:font-style="italic" style:font-size-asian="16pt" style:font-style-asian="italic" style:font-size-complex="16pt" style:font-style-complex="italic"/>
    </style:style>
    <style:style style:name="T26" style:family="text"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T27" style:family="text">
      <style:text-properties style:font-name="Liberation Mono" fo:font-size="16pt" style:text-underline-style="solid" style:text-underline-width="auto" style:text-underline-color="font-color" style:font-size-asian="16pt" style:font-size-complex="16pt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style:font-name="Liberation Mono" fo:font-weight="normal" style:font-weight-asian="normal" style:font-weight-complex="normal"/>
    </style:style>
    <style:style style:name="T32" style:family="text">
      <style:text-properties style:font-name="Liberation Sans2" fo:font-size="16pt" fo:font-style="normal" style:font-size-asian="16pt" style:font-style-asian="normal" style:font-size-complex="16pt" style:font-style-complex="normal"/>
    </style:style>
    <style:style style:name="T33" style:family="text">
      <style:text-properties style:font-name="Liberation Mono" fo:font-size="16pt" fo:font-style="normal" style:font-size-asian="16pt" style:font-style-asian="normal" style:font-size-complex="16pt" style:font-style-complex="normal"/>
    </style:style>
    <style:style style:name="T34" style:family="text">
      <style:text-properties style:font-name="Liberation Mono" fo:font-size="14pt" style:font-size-asian="14pt" style:font-size-complex="14pt"/>
    </style:style>
    <style:style style:name="T35" style:family="text">
      <style:text-properties style:font-name="Liberation Mono" fo:font-style="italic" style:font-style-asian="italic" style:font-style-complex="italic"/>
    </style:style>
    <style:style style:name="T36" style:family="text">
      <style:text-properties style:font-name="Liberation Mono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hink Java 2</text:span><text:span text:style-name="T2">nd</text:span><text:span text:style-name="T1"> Edition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Chapter 13<text:span text:style-name="T3">—Objects of Array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Creating a Deck object</text:span></text:p>
          </draw:text-box>
        </draw:frame>
        <draw:frame draw:style-name="gr2" draw:text-style-name="P4" draw:layer="layout" svg:width="12.313cm" svg:height="8.882cm" svg:x="0.588cm" svg:y="3.4cm">
          <draw:text-box>
            <text:p xml:id="id42" text:id="id42"><text:span text:style-name="T5">public class Deck {</text:span></text:p>
            <text:p><text:span text:style-name="T5"><text:s text:c="3"/></text:span><text:span text:style-name="T5">private Card[] cards;</text:span></text:p>
            <text:p><text:span text:style-name="T5"/></text:p>
            <text:p><text:span text:style-name="T5"><text:s text:c="3"/></text:span><text:span text:style-name="T5">public Deck(int n) {</text:span></text:p>
            <text:p><text:span text:style-name="T5"><text:s text:c="6"/></text:span><text:span text:style-name="T5">this.cards = new Card[n];</text:span></text:p>
            <text:p><text:span text:style-name="T5"><text:s text:c="3"/></text:span><text:span text:style-name="T5">}</text:span></text:p>
            <text:p><text:span text:style-name="T5"/></text:p>
            <text:p><text:span text:style-name="T5"><text:s text:c="3"/></text:span><text:span text:style-name="T5">public Card[] getCards() {</text:span></text:p>
            <text:p><text:span text:style-name="T5"><text:s text:c="6"/></text:span><text:span text:style-name="T5">return this.cards;</text:span></text:p>
            <text:p><text:span text:style-name="T5"><text:s text:c="3"/></text:span><text:span text:style-name="T5">}</text:span></text:p>
            <text:p><text:span text:style-name="T5">}</text:span></text:p>
            <text:p><text:span text:style-name="T6"/></text:p>
          </draw:text-box>
        </draw:frame>
        <draw:custom-shape draw:style-name="gr3" draw:text-style-name="P5" xml:id="id43" draw:id="id43" draw:layer="layout" svg:width="6.98cm" svg:height="1.18cm" svg:x="19.401cm" svg:y="6.7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44" draw:id="id44" draw:layer="layout" svg:width="0.534cm" svg:height="0.534cm" svg:x="20.603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45" draw:id="id45" draw:layer="layout" svg:width="0.534cm" svg:height="0.534cm" svg:x="14.967cm" svg:y="6.9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46" draw:id="id46" draw:layer="layout" svg:width="0.534cm" svg:height="0.534cm" svg:x="19.748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47" draw:id="id47" draw:layer="layout" svg:width="0.534cm" svg:height="0.534cm" svg:x="21.448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48" draw:id="id48" draw:layer="layout" svg:width="0.534cm" svg:height="0.534cm" svg:x="22.348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49" draw:id="id49" draw:layer="layout" svg:width="0.534cm" svg:height="0.534cm" svg:x="19.748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50" draw:id="id50" draw:layer="layout" svg:width="0.534cm" svg:height="0.534cm" svg:x="24.548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51" draw:id="id51" draw:layer="layout" svg:width="0.534cm" svg:height="0.534cm" svg:x="25.448cm" svg:y="7cm">
          <text:p/>
          <draw:enhanced-geometry svg:viewBox="0 0 21600 21600" draw:type="rectangle" draw:enhanced-path="M 0 0 L 21600 0 21600 21600 0 21600 0 0 Z N"/>
        </draw:custom-shape>
        <draw:frame draw:style-name="gr5" draw:text-style-name="P6" xml:id="id52" draw:id="id52" draw:layer="layout" svg:width="1.328cm" svg:height="1.352cm" svg:x="23.071cm" svg:y="6.363cm">
          <draw:text-box>
            <text:p><text:span text:style-name="T7">...</text:span></text:p>
          </draw:text-box>
        </draw:frame>
        <draw:polyline draw:style-name="gr6" draw:text-style-name="P7" xml:id="id53" draw:id="id53" draw:layer="layout" svg:width="1.363cm" svg:height="0cm" svg:x="15.553cm" svg:y="7.227cm" svg:viewBox="0 0 1364 0" draw:points="0,0 1364,0">
          <text:p/>
        </draw:polyline>
        <draw:custom-shape draw:style-name="gr7" draw:text-style-name="P7" xml:id="id54" draw:id="id54" draw:layer="layout" svg:width="9.755cm" svg:height="2.192cm" svg:x="16.917cm" svg:y="6.013cm">
          <text:p/>
          <draw:enhanced-geometry svg:viewBox="0 0 21600 21600" draw:type="rectangle" draw:enhanced-path="M 0 0 L 21600 0 21600 21600 0 21600 0 0 Z N"/>
        </draw:custom-shape>
        <draw:frame draw:style-name="gr8" draw:text-style-name="P8" xml:id="id55" draw:id="id55" draw:layer="layout" svg:width="1.552cm" svg:height="0.806cm" svg:x="14.516cm" svg:y="6.013cm">
          <draw:text-box>
            <text:p><text:span text:style-name="T8">deck</text:span></text:p>
          </draw:text-box>
        </draw:frame>
        <draw:custom-shape draw:style-name="gr4" draw:text-style-name="P5" xml:id="id56" draw:id="id56" draw:layer="layout" svg:width="0.534cm" svg:height="0.534cm" svg:x="17.442cm" svg:y="7cm">
          <text:p/>
          <draw:enhanced-geometry svg:viewBox="0 0 21600 21600" draw:type="rectangle" draw:enhanced-path="M 0 0 L 21600 0 21600 21600 0 21600 0 0 Z N"/>
        </draw:custom-shape>
        <draw:polyline draw:style-name="gr6" draw:text-style-name="P7" xml:id="id57" draw:id="id57" draw:layer="layout" svg:width="1.363cm" svg:height="0cm" svg:x="18.028cm" svg:y="7.268cm" svg:viewBox="0 0 1364 0" draw:points="0,0 1364,0">
          <text:p/>
        </draw:polyline>
        <draw:frame draw:style-name="gr9" draw:text-style-name="P8" xml:id="id58" draw:id="id58" draw:layer="layout" svg:width="1.717cm" svg:height="0.806cm" svg:x="16.959cm" svg:y="6.241cm">
          <draw:text-box>
            <text:p><text:span text:style-name="T8">cards</text:span></text:p>
          </draw:text-box>
        </draw:frame>
        <draw:custom-shape draw:style-name="gr10" draw:text-style-name="P10" xml:id="id59" draw:id="id59" draw:layer="layout" svg:width="4.613cm" svg:height="1.08cm" svg:x="11.262cm" svg:y="10.385cm">
          <text:p text:style-name="P9"><text:span text:style-name="T9">A deck object...</text:span></text:p>
          <draw:enhanced-geometry svg:viewBox="0 0 21600 21600" draw:glue-points="10800 0 0 10800 10800 21600 21600 10800 ?f40 ?f41" draw:text-areas="0 0 21600 21600" draw:type="rectangular-callout" draw:modifiers="17344.6033810143 -54249.76873265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0" xml:id="id60" draw:id="id60" draw:layer="layout" svg:width="5.683cm" svg:height="1.395cm" svg:x="16.9cm" svg:y="10.498cm">
          <text:p text:style-name="P9"><text:span text:style-name="T9">...contains an array</text:span></text:p>
          <text:p text:style-name="P9"><text:span text:style-name="T9">of </text:span><text:span text:style-name="T10">Card</text:span><text:span text:style-name="T9"> objects</text:span></text:p>
          <draw:enhanced-geometry svg:viewBox="0 0 21600 21600" draw:glue-points="10800 0 0 10800 10800 21600 21600 10800 ?f40 ?f41" draw:text-areas="0 0 21600 21600" draw:type="rectangular-callout" draw:modifiers="3214.91907107671 -41668.19484240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Another </text:span><text:span text:style-name="T11">Deck</text:span><text:span text:style-name="T4"> Constructor</text:span></text:p>
          </draw:text-box>
        </draw:frame>
        <draw:frame draw:style-name="gr12" draw:text-style-name="P11" draw:layer="layout" svg:width="17.435cm" svg:height="11.114cm" svg:x="0.588cm" svg:y="3.4cm">
          <draw:text-box>
            <text:p><text:span text:style-name="T10">public Deck() {</text:span></text:p>
            <text:p><text:span text:style-name="T10"><text:s text:c="3"/></text:span><text:span text:style-name="T10">this.cards = new Card[52];</text:span></text:p>
            <text:p><text:span text:style-name="T10"/></text:p>
            <text:p><text:span text:style-name="T10"><text:s text:c="3"/></text:span><text:span text:style-name="T10">int index = 0;</text:span></text:p>
            <text:p><text:span text:style-name="T10"><text:s text:c="3"/></text:span><text:span text:style-name="T10">for (int suit = 0; suit &lt;= 3; suit++) {</text:span></text:p>
            <text:p><text:span text:style-name="T10"><text:s text:c="6"/></text:span><text:span text:style-name="T10">for (int rank = 1; rank &lt;= 13; rank++) {</text:span></text:p>
            <text:p><text:span text:style-name="T10"><text:s text:c="9"/></text:span><text:span text:style-name="T10">this.cards[index] = new Card(rank, suit);</text:span></text:p>
            <text:p><text:span text:style-name="T10"><text:s text:c="9"/></text:span><text:span text:style-name="T10">index++;</text:span></text:p>
            <text:p><text:span text:style-name="T10"><text:s text:c="6"/></text:span><text:span text:style-name="T10">}</text:span></text:p>
            <text:p><text:span text:style-name="T10"><text:s text:c="3"/></text:span><text:span text:style-name="T10">}</text:span></text:p>
            <text:p><text:span text:style-name="T10">}</text:span></text:p>
            <text:p><text:span text:style-name="T10"/></text:p>
            <text:p><text:span text:style-name="T10">// …</text:span></text:p>
            <text:p><text:span text:style-name="T10">public static void main() {</text:span></text:p>
            <text:p><text:span text:style-name="T10"><text:s text:c="3"/></text:span><text:span text:style-name="T10">Deck deck = new Deck();</text:span></text:p>
            <text:p><text:span text:style-name="T10">}</text:span></text:p>
            <text:p><text:span text:style-name="T10"/></text:p>
          </draw:text-box>
        </draw:frame>
        <draw:custom-shape draw:style-name="gr3" draw:text-style-name="P5" draw:layer="layout" svg:width="6.98cm" svg:height="1.18cm" svg:x="17.557cm" svg:y="9.3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34cm" svg:height="0.534cm" svg:x="18.759cm" svg:y="9.6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0.534cm" svg:height="0.534cm" svg:x="13.123cm" svg:y="9.6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34cm" svg:height="0.534cm" svg:x="17.904cm" svg:y="9.6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34cm" svg:height="0.534cm" svg:x="19.604cm" svg:y="9.6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34cm" svg:height="0.534cm" svg:x="20.504cm" svg:y="9.6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34cm" svg:height="0.534cm" svg:x="17.904cm" svg:y="9.6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34cm" svg:height="0.534cm" svg:x="22.704cm" svg:y="9.6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34cm" svg:height="0.534cm" svg:x="23.604cm" svg:y="9.686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328cm" svg:height="1.352cm" svg:x="21.227cm" svg:y="9.049cm">
          <draw:text-box>
            <text:p><text:span text:style-name="T7">...</text:span></text:p>
          </draw:text-box>
        </draw:frame>
        <draw:line draw:style-name="gr6" draw:text-style-name="P7" draw:layer="layout" svg:x1="13.709cm" svg:y1="9.913cm" svg:x2="15.073cm" svg:y2="9.913cm">
          <text:p/>
        </draw:line>
        <draw:custom-shape draw:style-name="gr7" draw:text-style-name="P7" draw:layer="layout" svg:width="9.755cm" svg:height="2.192cm" svg:x="15.073cm" svg:y="8.699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552cm" svg:height="0.806cm" svg:x="12.672cm" svg:y="8.699cm">
          <draw:text-box>
            <text:p><text:span text:style-name="T8">deck</text:span></text:p>
          </draw:text-box>
        </draw:frame>
        <draw:custom-shape draw:style-name="gr4" draw:text-style-name="P5" draw:layer="layout" svg:width="0.534cm" svg:height="0.534cm" svg:x="15.598cm" svg:y="9.686cm">
          <text:p/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6.184cm" svg:y1="9.954cm" svg:x2="17.548cm" svg:y2="9.954cm">
          <text:p/>
        </draw:line>
        <draw:frame draw:style-name="gr9" draw:text-style-name="P8" draw:layer="layout" svg:width="1.717cm" svg:height="0.806cm" svg:x="15.115cm" svg:y="8.927cm">
          <draw:text-box>
            <text:p><text:span text:style-name="T8">cards</text:span></text:p>
          </draw:text-box>
        </draw:frame>
        <draw:custom-shape draw:style-name="gr13" draw:text-style-name="P5" draw:layer="layout" svg:width="2.78cm" svg:height="2.222cm" svg:x="14.886cm" svg:y="11.9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0.856cm" svg:height="0.534cm" svg:x="16.596cm" svg:y="12.282cm">
          <text:p text:style-name="P12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draw:layer="layout" svg:width="0.829cm" svg:height="0.534cm" svg:x="16.596cm" svg:y="13.182cm">
          <text:p text:style-name="P12"><text:span text:style-name="T8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8" draw:layer="layout" svg:width="1.277cm" svg:height="0.806cm" svg:x="15.029cm" svg:y="12.182cm">
          <draw:text-box>
            <text:p><text:span text:style-name="T8">suit</text:span></text:p>
          </draw:text-box>
        </draw:frame>
        <draw:frame draw:style-name="gr17" draw:text-style-name="P8" draw:layer="layout" svg:width="1.467cm" svg:height="0.806cm" svg:x="15.03cm" svg:y="13.082cm">
          <draw:text-box>
            <text:p><text:span text:style-name="T8">rank</text:span></text:p>
          </draw:text-box>
        </draw:frame>
        <draw:custom-shape draw:style-name="gr13" draw:text-style-name="P5" draw:layer="layout" svg:width="2.78cm" svg:height="2.222cm" svg:x="18.186cm" svg:y="11.9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0.856cm" svg:height="0.534cm" svg:x="19.896cm" svg:y="12.282cm">
          <text:p text:style-name="P12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draw:layer="layout" svg:width="0.829cm" svg:height="0.534cm" svg:x="19.896cm" svg:y="13.182cm">
          <text:p text:style-name="P12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8" draw:layer="layout" svg:width="1.277cm" svg:height="0.806cm" svg:x="18.329cm" svg:y="12.182cm">
          <draw:text-box>
            <text:p><text:span text:style-name="T8">suit</text:span></text:p>
          </draw:text-box>
        </draw:frame>
        <draw:frame draw:style-name="gr17" draw:text-style-name="P8" draw:layer="layout" svg:width="1.467cm" svg:height="0.806cm" svg:x="18.33cm" svg:y="13.082cm">
          <draw:text-box>
            <text:p><text:span text:style-name="T8">rank</text:span></text:p>
          </draw:text-box>
        </draw:frame>
        <draw:custom-shape draw:style-name="gr13" draw:text-style-name="P5" draw:layer="layout" svg:width="2.78cm" svg:height="2.222cm" svg:x="23.286cm" svg:y="11.9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0.856cm" svg:height="0.534cm" svg:x="24.996cm" svg:y="12.282cm">
          <text:p text:style-name="P12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draw:layer="layout" svg:width="0.829cm" svg:height="0.534cm" svg:x="24.996cm" svg:y="13.182cm">
          <text:p text:style-name="P12"><text:span text:style-name="T8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8" draw:layer="layout" svg:width="1.277cm" svg:height="0.806cm" svg:x="23.429cm" svg:y="12.182cm">
          <draw:text-box>
            <text:p><text:span text:style-name="T8">suit</text:span></text:p>
          </draw:text-box>
        </draw:frame>
        <draw:frame draw:style-name="gr17" draw:text-style-name="P8" draw:layer="layout" svg:width="1.467cm" svg:height="0.806cm" svg:x="23.43cm" svg:y="13.082cm">
          <draw:text-box>
            <text:p><text:span text:style-name="T8">rank</text:span></text:p>
          </draw:text-box>
        </draw:frame>
        <draw:line draw:style-name="gr6" draw:text-style-name="P7" draw:layer="layout" svg:x1="18.12cm" svg:y1="10.174cm" svg:x2="16.436cm" svg:y2="11.934cm">
          <text:p/>
        </draw:line>
        <draw:line draw:style-name="gr6" draw:text-style-name="P7" draw:layer="layout" svg:x1="18.929cm" svg:y1="10.165cm" svg:x2="19.563cm" svg:y2="11.934cm">
          <text:p/>
        </draw:line>
        <draw:line draw:style-name="gr6" draw:text-style-name="P7" draw:layer="layout" svg:x1="23.972cm" svg:y1="10.22cm" svg:x2="24.851cm" svg:y2="11.934cm">
          <text:p/>
        </draw:line>
        <draw:frame draw:style-name="gr5" draw:text-style-name="P6" draw:layer="layout" svg:width="1.328cm" svg:height="1.352cm" svg:x="21.497cm" svg:y="12.054cm">
          <draw:text-box>
            <text:p><text:span text:style-name="T7">..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Other Instance Methods</text:span></text:p>
          </draw:text-box>
        </draw:frame>
        <draw:frame draw:style-name="gr18" draw:text-style-name="P14" draw:layer="layout" svg:width="13.075cm" svg:height="5.302cm" svg:x="6.708cm" svg:y="6.057cm">
          <draw:text-box>
            <text:p><text:span text:style-name="T12">public void print() {</text:span></text:p>
            <text:p><text:span text:style-name="T12"><text:s text:c="3"/></text:span><text:span text:style-name="T12">for (Card card : this.cards) {</text:span></text:p>
            <text:p><text:span text:style-name="T12"><text:s text:c="6"/></text:span><text:span text:style-name="T12">System.out.println(card);</text:span></text:p>
            <text:p><text:span text:style-name="T12"><text:s text:c="3"/></text:span><text:span text:style-name="T12">}</text:span></text:p>
            <text:p><text:span text:style-name="T12">}</text:span></text:p>
            <text:p><text:span text:style-name="T12"/></text:p>
          </draw:text-box>
        </draw:frame>
        <draw:custom-shape draw:style-name="gr11" draw:text-style-name="P10" draw:layer="layout" svg:width="5.683cm" svg:height="1.395cm" svg:x="18.557cm" svg:y="3.257cm">
          <text:p text:style-name="P9"><text:span text:style-name="T9">Uses enhanced</text:span></text:p>
          <text:p text:style-name="P9"><text:span text:style-name="T10">for</text:span><text:span text:style-name="T9"> loop</text:span></text:p>
          <draw:enhanced-geometry svg:viewBox="0 0 21600 21600" draw:glue-points="10800 0 0 10800 10800 21600 21600 10800 ?f40 ?f41" draw:text-areas="0 0 21600 21600" draw:type="rectangular-callout" draw:modifiers="-8766.92470091485 50518.62464183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Shuffling a Deck</text:span></text:p>
          </draw:text-box>
        </draw:frame>
        <draw:frame draw:style-name="gr19" draw:text-style-name="P16" draw:layer="layout" svg:width="19.467cm" svg:height="11.114cm" svg:x="7.118cm" svg:y="3.982cm">
          <draw:text-box>
            <text:p xml:id="id61" text:id="id61" text:style-name="P15"><text:span text:style-name="T10">private static int randomInt(int low, int high) {</text:span></text:p>
            <text:p xml:id="id62" text:id="id62" text:style-name="P15"><text:span text:style-name="T10"><text:s text:c="3"/></text:span><text:span text:style-name="T10">// return a random number between low and high,</text:span></text:p>
            <text:p xml:id="id63" text:id="id63" text:style-name="P15"><text:span text:style-name="T10"><text:s text:c="3"/></text:span><text:span text:style-name="T10">// including both</text:span></text:p>
            <text:p xml:id="id64" text:id="id64" text:style-name="P15"><text:span text:style-name="T10">}</text:span></text:p>
            <text:p xml:id="id65" text:id="id65" text:style-name="P15"><text:span text:style-name="T10"/></text:p>
            <text:p text:style-name="P15"><text:span text:style-name="T10">private void swapCards(int i, int j) {</text:span></text:p>
            <text:p text:style-name="P15"><text:span text:style-name="T13"><text:s text:c="3"/></text:span><text:span text:style-name="T13">// swap the i</text:span><text:span text:style-name="T14">th</text:span><text:span text:style-name="T13"> and the j</text:span><text:span text:style-name="T15">th</text:span><text:span text:style-name="T10"> cards in the array</text:span></text:p>
            <text:p text:style-name="P15"><text:span text:style-name="T10">}</text:span></text:p>
            <text:p><text:span text:style-name="T10"/></text:p>
            <text:p><text:span text:style-name="T10">public void shuffle() {</text:span></text:p>
            <text:p><text:span text:style-name="T10"><text:s text:c="3"/></text:span><text:span text:style-name="T10">for each index i {</text:span></text:p>
            <text:p><text:span text:style-name="T10"><text:s text:c="6"/></text:span><text:span text:style-name="T10">// choose a random number between i and length - 1</text:span></text:p>
            <text:p><text:span text:style-name="T10"><text:s text:c="6"/></text:span><text:span text:style-name="T10">// swap the i</text:span><text:span text:style-name="T15">th</text:span><text:span text:style-name="T10"> card and the randomly-chosen card</text:span></text:p>
            <text:p><text:span text:style-name="T10"><text:s text:c="3"/></text:span><text:span text:style-name="T10">}</text:span></text:p>
            <text:p><text:span text:style-name="T10">}</text:span></text:p>
            <text:p><text:span text:style-name="T10"/></text:p>
            <text:p><text:span text:style-name="T10"/></text:p>
          </draw:text-box>
        </draw:frame>
        <draw:custom-shape draw:style-name="gr20" draw:text-style-name="P10" xml:id="id68" draw:id="id68" draw:layer="layout" svg:width="5.683cm" svg:height="2.273cm" svg:x="0.567cm" svg:y="10.097cm">
          <text:p text:style-name="P9"><text:span text:style-name="T9">This is </text:span><text:span text:style-name="T10">public</text:span><text:span text:style-name="T9">;</text:span></text:p>
          <text:p text:style-name="P9"><text:span text:style-name="T9">other people will</text:span></text:p>
          <text:p text:style-name="P9"><text:span text:style-name="T9">call this method.</text:span></text:p>
          <draw:enhanced-geometry svg:viewBox="0 0 21600 21600" draw:glue-points="10800 0 0 10800 10800 21600 21600 10800 ?f40 ?f41" draw:text-areas="0 0 21600 21600" draw:type="rectangular-callout" draw:modifiers="24761.7171006334 11740.36939313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8" xml:id="id66" draw:id="id66" draw:layer="layout" svg:width="5.398cm" svg:height="3.126cm" svg:x="0.546cm" svg:y="4.718cm">
          <text:p text:style-name="P17"><text:span text:style-name="T16">These are </text:span><text:span text:style-name="T10">private</text:span><text:span text:style-name="T16">;</text:span></text:p>
          <text:p text:style-name="P17"><text:span text:style-name="T16">only </text:span><text:span text:style-name="T10">shuffle</text:span><text:span text:style-name="T16"> will</text:span></text:p>
          <text:p text:style-name="P17"><text:span text:style-name="T16">call these</text:span></text:p>
          <text:p text:style-name="P17"><text:span text:style-name="T16">methods.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xml:id="id67" draw:id="id67" draw:layer="layout" svg:width="0.294cm" svg:height="3.795cm" svg:x="6.518cm" svg:y="4.4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Selection Sort</text:span></text:p>
          </draw:text-box>
        </draw:frame>
        <draw:custom-shape draw:style-name="gr23" draw:text-style-name="P20" draw:layer="layout" svg:width="1.658cm" svg:height="1.057cm" svg:x="7.295cm" svg:y="3.914cm">
          <text:p text:style-name="P19">5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8.953cm" svg:y="3.914cm">
          <text:p text:style-name="P19">7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0.611cm" svg:y="3.914cm">
          <text:p text:style-name="P19">1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2.269cm" svg:y="3.914cm">
          <text:p text:style-name="P19">3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3.927cm" svg:y="3.914cm">
          <text:p text:style-name="P19">4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5.585cm" svg:y="3.914cm">
          <text:p text:style-name="P19">6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7.243cm" svg:y="3.914cm">
          <text:p text:style-name="P19">2</text:p>
          <draw:enhanced-geometry svg:viewBox="0 0 21600 21600" draw:type="rectangle" draw:enhanced-path="M 0 0 L 21600 0 21600 21600 0 21600 0 0 Z N"/>
        </draw:custom-shape>
        <draw:line draw:style-name="gr24" draw:text-style-name="P7" draw:layer="layout" svg:x1="8.124cm" svg:y1="6.521cm" svg:x2="8.124cm" svg:y2="5.265cm">
          <text:p/>
        </draw:line>
        <draw:frame draw:style-name="gr25" draw:text-style-name="P4" draw:layer="layout" svg:width="4.947cm" svg:height="0.962cm" svg:x="5.879cm" svg:y="7.024cm">
          <draw:text-box>
            <text:p>Start at index 0.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Selection Sort</text:span></text:p>
          </draw:text-box>
        </draw:frame>
        <draw:custom-shape draw:style-name="gr23" draw:text-style-name="P20" draw:layer="layout" svg:width="1.658cm" svg:height="1.057cm" svg:x="7.295cm" svg:y="3.914cm">
          <text:p text:style-name="P19">5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8.953cm" svg:y="3.914cm">
          <text:p text:style-name="P19">7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1.658cm" svg:height="1.057cm" svg:x="10.611cm" svg:y="3.914cm">
          <text:p text:style-name="P21"><text:span text:style-name="T17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2.269cm" svg:y="3.914cm">
          <text:p text:style-name="P19">3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3.927cm" svg:y="3.914cm">
          <text:p text:style-name="P19">4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5.585cm" svg:y="3.914cm">
          <text:p text:style-name="P19">6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7.243cm" svg:y="3.914cm">
          <text:p text:style-name="P19">2</text:p>
          <draw:enhanced-geometry svg:viewBox="0 0 21600 21600" draw:type="rectangle" draw:enhanced-path="M 0 0 L 21600 0 21600 21600 0 21600 0 0 Z N"/>
        </draw:custom-shape>
        <draw:line draw:style-name="gr24" draw:text-style-name="P7" draw:layer="layout" svg:x1="8.124cm" svg:y1="6.521cm" svg:x2="8.124cm" svg:y2="5.265cm">
          <text:p/>
        </draw:line>
        <draw:frame draw:style-name="gr26" draw:text-style-name="P4" draw:layer="layout" svg:width="7.724cm" svg:height="1.673cm" svg:x="10.583cm" svg:y="5.661cm">
          <draw:text-box>
            <text:p>Find the smallest element</text:p>
            <text:p>in the remaining items. </text:p>
          </draw:text-box>
        </draw:frame>
        <draw:line draw:style-name="gr27" draw:text-style-name="P7" draw:layer="layout" svg:x1="9.327cm" svg:y1="5.452cm" svg:x2="18.601cm" svg:y2="5.452cm">
          <text:p/>
        </draw:lin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Selection Sort</text:span></text:p>
          </draw:text-box>
        </draw:frame>
        <draw:custom-shape draw:style-name="gr23" draw:text-style-name="P20" xml:id="id1" draw:id="id1" draw:layer="layout" svg:width="1.658cm" svg:height="1.057cm" svg:x="7.295cm" svg:y="3.914cm">
          <text:p text:style-name="P19"><text:span text:style-name="T17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8.953cm" svg:y="3.914cm">
          <text:p text:style-name="P19">7</text:p>
          <draw:enhanced-geometry svg:viewBox="0 0 21600 21600" draw:type="rectangle" draw:enhanced-path="M 0 0 L 21600 0 21600 21600 0 21600 0 0 Z N"/>
        </draw:custom-shape>
        <draw:custom-shape draw:style-name="gr23" draw:text-style-name="P24" xml:id="id2" draw:id="id2" draw:layer="layout" svg:width="1.658cm" svg:height="1.057cm" svg:x="10.611cm" svg:y="3.914cm">
          <text:p text:style-name="P23"><text:span text:style-name="T18">5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2.269cm" svg:y="3.914cm">
          <text:p text:style-name="P19">3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3.927cm" svg:y="3.914cm">
          <text:p text:style-name="P19">4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5.585cm" svg:y="3.914cm">
          <text:p text:style-name="P19">6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7.243cm" svg:y="3.914cm">
          <text:p text:style-name="P19">2</text:p>
          <draw:enhanced-geometry svg:viewBox="0 0 21600 21600" draw:type="rectangle" draw:enhanced-path="M 0 0 L 21600 0 21600 21600 0 21600 0 0 Z N"/>
        </draw:custom-shape>
        <draw:frame draw:style-name="gr28" draw:text-style-name="P4" draw:layer="layout" svg:width="10.793cm" svg:height="2.384cm" svg:x="7.884cm" svg:y="5.661cm">
          <draw:text-box>
            <text:p>Swap those items.</text:p>
            <text:p>The smallest item in the array is now</text:p>
            <text:p>in the correct position.</text:p>
          </draw:text-box>
        </draw:frame>
        <draw:connector draw:style-name="gr29" draw:text-style-name="P7" draw:layer="layout" draw:type="curve" svg:x1="8.124cm" svg:y1="3.914cm" svg:x2="11.44cm" svg:y2="3.914cm" draw:start-shape="id1" draw:start-glue-point="0" draw:end-shape="id2" draw:end-glue-point="0" svg:d="M8124 3914c0-778 3316-778 3316 0" svg:viewBox="0 0 3317 584">
          <text:p/>
        </draw:connecto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Selection Sort</text:span></text:p>
          </draw:text-box>
        </draw:frame>
        <draw:custom-shape draw:style-name="gr23" draw:text-style-name="P20" draw:layer="layout" svg:width="1.658cm" svg:height="1.057cm" svg:x="7.295cm" svg:y="3.914cm">
          <text:p text:style-name="P19">1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8.953cm" svg:y="3.914cm">
          <text:p text:style-name="P19">7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0.611cm" svg:y="3.914cm">
          <text:p text:style-name="P19">5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2.269cm" svg:y="3.914cm">
          <text:p text:style-name="P19">3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3.927cm" svg:y="3.914cm">
          <text:p text:style-name="P19">4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5.585cm" svg:y="3.914cm">
          <text:p text:style-name="P19">6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7.243cm" svg:y="3.914cm">
          <text:p text:style-name="P19">2</text:p>
          <draw:enhanced-geometry svg:viewBox="0 0 21600 21600" draw:type="rectangle" draw:enhanced-path="M 0 0 L 21600 0 21600 21600 0 21600 0 0 Z N"/>
        </draw:custom-shape>
        <draw:line draw:style-name="gr24" draw:text-style-name="P7" draw:layer="layout" svg:x1="9.621cm" svg:y1="6.521cm" svg:x2="9.621cm" svg:y2="5.265cm">
          <text:p/>
        </draw:line>
        <draw:frame draw:style-name="gr30" draw:text-style-name="P4" draw:layer="layout" svg:width="5.963cm" svg:height="0.962cm" svg:x="6.879cm" svg:y="6.924cm">
          <draw:text-box>
            <text:p>Proceed to index 1.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Selection Sort</text:span></text:p>
          </draw:text-box>
        </draw:frame>
        <draw:custom-shape draw:style-name="gr23" draw:text-style-name="P20" draw:layer="layout" svg:width="1.658cm" svg:height="1.057cm" svg:x="7.295cm" svg:y="3.914cm">
          <text:p text:style-name="P19">1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8.953cm" svg:y="3.914cm">
          <text:p text:style-name="P19">7</text:p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1.658cm" svg:height="1.057cm" svg:x="10.611cm" svg:y="3.914cm">
          <text:p text:style-name="P25"><text:span text:style-name="T18">5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2.269cm" svg:y="3.914cm">
          <text:p text:style-name="P19">3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3.927cm" svg:y="3.914cm">
          <text:p text:style-name="P19">4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5.585cm" svg:y="3.914cm">
          <text:p text:style-name="P19">6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1.658cm" svg:height="1.057cm" svg:x="17.243cm" svg:y="3.914cm">
          <text:p text:style-name="P21"><text:span text:style-name="T17">2</text:span></text:p>
          <draw:enhanced-geometry svg:viewBox="0 0 21600 21600" draw:type="rectangle" draw:enhanced-path="M 0 0 L 21600 0 21600 21600 0 21600 0 0 Z N"/>
        </draw:custom-shape>
        <draw:line draw:style-name="gr24" draw:text-style-name="P7" draw:layer="layout" svg:x1="9.808cm" svg:y1="6.521cm" svg:x2="9.808cm" svg:y2="5.265cm">
          <text:p/>
        </draw:line>
        <draw:frame draw:style-name="gr26" draw:text-style-name="P4" draw:layer="layout" svg:width="7.724cm" svg:height="1.673cm" svg:x="10.583cm" svg:y="5.661cm">
          <draw:text-box>
            <text:p>Find the smallest element</text:p>
            <text:p>in the remaining items. </text:p>
          </draw:text-box>
        </draw:frame>
        <draw:line draw:style-name="gr27" draw:text-style-name="P7" draw:layer="layout" svg:x1="11.117cm" svg:y1="5.452cm" svg:x2="18.601cm" svg:y2="5.452cm">
          <text:p/>
        </draw:lin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Selection Sort</text:span></text:p>
          </draw:text-box>
        </draw:frame>
        <draw:custom-shape draw:style-name="gr23" draw:text-style-name="P24" draw:layer="layout" svg:width="1.658cm" svg:height="1.057cm" svg:x="7.295cm" svg:y="3.914cm">
          <text:p text:style-name="P25"><text:span text:style-name="T18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xml:id="id3" draw:id="id3" draw:layer="layout" svg:width="1.658cm" svg:height="1.057cm" svg:x="8.953cm" svg:y="3.914cm">
          <text:p text:style-name="P19">2</text:p>
          <draw:enhanced-geometry svg:viewBox="0 0 21600 21600" draw:type="rectangle" draw:enhanced-path="M 0 0 L 21600 0 21600 21600 0 21600 0 0 Z N"/>
        </draw:custom-shape>
        <draw:custom-shape draw:style-name="gr31" draw:text-style-name="P26" draw:layer="layout" svg:width="1.658cm" svg:height="1.057cm" svg:x="10.611cm" svg:y="3.914cm">
          <text:p text:style-name="P23"><text:span text:style-name="T18">5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2.269cm" svg:y="3.914cm">
          <text:p text:style-name="P19">3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3.927cm" svg:y="3.914cm">
          <text:p text:style-name="P19">4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5.585cm" svg:y="3.914cm">
          <text:p text:style-name="P19">6</text:p>
          <draw:enhanced-geometry svg:viewBox="0 0 21600 21600" draw:type="rectangle" draw:enhanced-path="M 0 0 L 21600 0 21600 21600 0 21600 0 0 Z N"/>
        </draw:custom-shape>
        <draw:custom-shape draw:style-name="gr23" draw:text-style-name="P20" xml:id="id4" draw:id="id4" draw:layer="layout" svg:width="1.658cm" svg:height="1.057cm" svg:x="17.243cm" svg:y="3.914cm">
          <text:p text:style-name="P19">7</text:p>
          <draw:enhanced-geometry svg:viewBox="0 0 21600 21600" draw:type="rectangle" draw:enhanced-path="M 0 0 L 21600 0 21600 21600 0 21600 0 0 Z N"/>
        </draw:custom-shape>
        <draw:frame draw:style-name="gr32" draw:text-style-name="P4" draw:layer="layout" svg:width="10.332cm" svg:height="2.384cm" svg:x="7.884cm" svg:y="5.661cm">
          <draw:text-box>
            <text:p>Swap those items.</text:p>
            <text:p>The second smallest item is now in</text:p>
            <text:p>the correct position.</text:p>
          </draw:text-box>
        </draw:frame>
        <draw:connector draw:style-name="gr33" draw:text-style-name="P7" draw:layer="layout" draw:type="curve" svg:x1="9.782cm" svg:y1="3.914cm" svg:x2="18.072cm" svg:y2="3.914cm" draw:start-shape="id3" draw:start-glue-point="0" draw:end-shape="id4" draw:end-glue-point="0" svg:d="M9782 3914c0-778 8290-778 8290 0" svg:viewBox="0 0 8291 584">
          <text:p/>
        </draw:connector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Selection Sort</text:span></text:p>
          </draw:text-box>
        </draw:frame>
        <draw:custom-shape draw:style-name="gr23" draw:text-style-name="P24" draw:layer="layout" svg:width="1.658cm" svg:height="1.057cm" svg:x="7.295cm" svg:y="3.914cm">
          <text:p text:style-name="P25"><text:span text:style-name="T18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8.953cm" svg:y="3.914cm">
          <text:p text:style-name="P19">2</text:p>
          <draw:enhanced-geometry svg:viewBox="0 0 21600 21600" draw:type="rectangle" draw:enhanced-path="M 0 0 L 21600 0 21600 21600 0 21600 0 0 Z N"/>
        </draw:custom-shape>
        <draw:custom-shape draw:style-name="gr34" draw:text-style-name="P26" draw:layer="layout" svg:width="1.658cm" svg:height="1.057cm" svg:x="10.611cm" svg:y="3.914cm">
          <text:p text:style-name="P23"><text:span text:style-name="T18">3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2.269cm" svg:y="3.914cm">
          <text:p text:style-name="P19">4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3.927cm" svg:y="3.914cm">
          <text:p text:style-name="P19">5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5.585cm" svg:y="3.914cm">
          <text:p text:style-name="P19">6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7.243cm" svg:y="3.914cm">
          <text:p text:style-name="P19">7</text:p>
          <draw:enhanced-geometry svg:viewBox="0 0 21600 21600" draw:type="rectangle" draw:enhanced-path="M 0 0 L 21600 0 21600 21600 0 21600 0 0 Z N"/>
        </draw:custom-shape>
        <draw:frame draw:style-name="gr35" draw:text-style-name="P28" draw:layer="layout" svg:width="12.52cm" svg:height="5.153cm" svg:x="7.216cm" svg:y="5.661cm">
          <draw:text-box>
            <text:list text:style-name="L1">
              <text:list-item>
                <text:p text:style-name="P27">This process continues until you get to the end of the array.</text:p>
              </text:list-item>
              <text:list-item>
                <text:p text:style-name="P27">The selection sort has to do a pass through the array for each index.</text:p>
              </text:list-item>
              <text:list-item>
                <text:p text:style-name="P27">The time required to sort <text:span text:style-name="T19">n</text:span><text:span text:style-name="T20"> items is proportional to </text:span><text:span text:style-name="T19">n</text:span><text:span text:style-name="T21">2</text:span><text:span text:style-name="T20">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Merge Sort of a Card Deck</text:span></text:p>
          </draw:text-box>
        </draw:frame>
        <draw:frame draw:style-name="gr36" draw:text-style-name="P28" draw:layer="layout" svg:width="17.078cm" svg:height="5.97cm" svg:x="5.558cm" svg:y="3.555cm">
          <draw:text-box>
            <text:list text:style-name="L2">
              <text:list-item>
                <text:p xml:id="id69" text:id="id69" text:style-name="P27">Form two smaller decks, each with half the cards and sort each half so the lowest card is on top.</text:p>
              </text:list-item>
              <text:list-item>
                <text:p xml:id="id70" text:id="id70" text:style-name="P27">Compare the top card from each deck and choose the lower one. Flip it over and add it to the merged deck.</text:p>
              </text:list-item>
              <text:list-item>
                <text:p xml:id="id71" text:id="id71" text:style-name="P27">Repeat step 2 until one of the decks is empty. Then take the remaining cards and add them to the merged deck.</text:p>
                <text:p text:style-name="P27"/>
              </text:list-item>
            </text:list>
          </draw:text-box>
        </draw:frame>
        <draw:frame draw:style-name="gr37" draw:text-style-name="P4" draw:layer="layout" svg:width="16.749cm" svg:height="1.068cm" svg:x="6.059cm" svg:y="9.525cm">
          <draw:text-box>
            <text:p xml:id="id72" text:id="id72" text:style-name="P29">The time required to sort <text:span text:style-name="T19">n</text:span><text:span text:style-name="T20"> items is proportional to </text:span><text:span text:style-name="T19">n</text:span><text:span text:style-name="T22"> log n</text:span><text:span text:style-name="T20">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Creating a “Sub-Deck”</text:span></text:p>
          </draw:text-box>
        </draw:frame>
        <draw:frame draw:style-name="gr38" draw:text-style-name="P30" draw:layer="layout" svg:width="20.553cm" svg:height="6.146cm" svg:x="4.382cm" svg:y="4.544cm">
          <draw:text-box>
            <text:p xml:id="id73" text:id="id73" text:style-name="P27"><text:span text:style-name="T5">public Deck subdeck(int low, int high) {</text:span></text:p>
            <text:p xml:id="id74" text:id="id74" text:style-name="P27"><text:span text:style-name="T5"><text:s text:c="3"/></text:span><text:span text:style-name="T5">Deck sub = new Deck(high - low + 1);</text:span></text:p>
            <text:p xml:id="id75" text:id="id75" text:style-name="P27"><text:span text:style-name="T5"><text:s text:c="3"/></text:span><text:span text:style-name="T5">for (int i = 0; i &lt; sub.cards.length; i++) {</text:span></text:p>
            <text:p xml:id="id76" text:id="id76" text:style-name="P27"><text:span text:style-name="T5"><text:s text:c="6"/></text:span><text:span text:style-name="T5">sub.cards[i] = this.cards[low + i];</text:span></text:p>
            <text:p xml:id="id77" text:id="id77" text:style-name="P27"><text:span text:style-name="T5"><text:s text:c="3"/></text:span><text:span text:style-name="T5">}</text:span></text:p>
            <text:p xml:id="id78" text:id="id78" text:style-name="P27"><text:span text:style-name="T5"><text:s text:c="3"/></text:span><text:span text:style-name="T5">return sub;</text:span></text:p>
            <text:p xml:id="id79" text:id="id79" text:style-name="P27"><text:span text:style-name="T5">}</text:span></text:p>
          </draw:text-box>
        </draw:frame>
        <draw:custom-shape draw:style-name="gr20" draw:text-style-name="P10" xml:id="id80" draw:id="id80" draw:layer="layout" svg:width="5.683cm" svg:height="2.273cm" svg:x="20.492cm" svg:y="2.693cm">
          <text:p text:style-name="P9"><text:span text:style-name="T9">The part of the deck</text:span></text:p>
          <text:p text:style-name="P9"><text:span text:style-name="T9">we want to extract</text:span></text:p>
          <draw:enhanced-geometry svg:viewBox="0 0 21600 21600" draw:glue-points="10800 0 0 10800 10800 21600 21600 10800 ?f40 ?f41" draw:text-areas="0 0 21600 21600" draw:type="rectangular-callout" draw:modifiers="-17948.0647431386 18598.41688654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0" xml:id="id81" draw:id="id81" draw:layer="layout" svg:width="5.683cm" svg:height="1.171cm" svg:x="20.911cm" svg:y="5.292cm">
          <text:p text:style-name="P9"><text:span text:style-name="T9">Include </text:span><text:span text:style-name="T10">high</text:span><text:span text:style-name="T9"> element</text:span></text:p>
          <draw:enhanced-geometry svg:viewBox="0 0 21600 21600" draw:glue-points="10800 0 0 10800 10800 21600 21600 10800 ?f40 ?f41" draw:text-areas="0 0 21600 21600" draw:type="rectangular-callout" draw:modifiers="-4305.55946516538 13804.09556313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Creating a “Sub-Deck”</text:span></text:p>
          </draw:text-box>
        </draw:frame>
        <draw:custom-shape draw:style-name="gr40" draw:text-style-name="P5" draw:layer="layout" svg:width="8.384cm" svg:height="1.18cm" svg:x="11.499cm" svg:y="5.7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7" draw:id="id7" draw:layer="layout" svg:width="0.534cm" svg:height="0.534cm" svg:x="12.701cm" svg:y="6.0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0.534cm" svg:height="0.534cm" svg:x="7.065cm" svg:y="6.0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34cm" svg:height="0.534cm" svg:x="11.846cm" svg:y="6.0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9" draw:id="id9" draw:layer="layout" svg:width="0.534cm" svg:height="0.534cm" svg:x="13.546cm" svg:y="6.0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34cm" svg:height="0.534cm" svg:x="14.446cm" svg:y="6.0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0.534cm" svg:height="0.534cm" svg:x="11.846cm" svg:y="6.0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34cm" svg:height="0.534cm" svg:x="18.046cm" svg:y="6.0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34cm" svg:height="0.534cm" svg:x="18.946cm" svg:y="6.063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328cm" svg:height="1.352cm" svg:x="16.769cm" svg:y="5.426cm">
          <draw:text-box>
            <text:p><text:span text:style-name="T7">...</text:span></text:p>
          </draw:text-box>
        </draw:frame>
        <draw:line draw:style-name="gr6" draw:text-style-name="P7" draw:layer="layout" svg:x1="7.651cm" svg:y1="6.29cm" svg:x2="9.015cm" svg:y2="6.29cm">
          <text:p/>
        </draw:line>
        <draw:custom-shape draw:style-name="gr41" draw:text-style-name="P7" draw:layer="layout" svg:width="11.483cm" svg:height="2.192cm" svg:x="9.015cm" svg:y="5.076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552cm" svg:height="0.806cm" svg:x="6.614cm" svg:y="5.076cm">
          <draw:text-box>
            <text:p><text:span text:style-name="T8">deck</text:span></text:p>
          </draw:text-box>
        </draw:frame>
        <draw:custom-shape draw:style-name="gr4" draw:text-style-name="P5" draw:layer="layout" svg:width="0.534cm" svg:height="0.534cm" svg:x="9.54cm" svg:y="6.063cm">
          <text:p/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0.126cm" svg:y1="6.331cm" svg:x2="11.49cm" svg:y2="6.331cm">
          <text:p/>
        </draw:line>
        <draw:frame draw:style-name="gr9" draw:text-style-name="P8" draw:layer="layout" svg:width="1.717cm" svg:height="0.806cm" svg:x="9.057cm" svg:y="5.304cm">
          <draw:text-box>
            <text:p><text:span text:style-name="T8">cards</text:span></text:p>
          </draw:text-box>
        </draw:frame>
        <draw:custom-shape draw:style-name="gr4" draw:text-style-name="P5" xml:id="id13" draw:id="id13" draw:layer="layout" svg:width="0.534cm" svg:height="0.534cm" svg:x="15.346cm" svg:y="6.0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34cm" svg:height="0.534cm" svg:x="16.246cm" svg:y="6.0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11" draw:id="id11" draw:layer="layout" svg:width="0.534cm" svg:height="0.534cm" svg:x="14.446cm" svg:y="6.063cm">
          <text:p/>
          <draw:enhanced-geometry svg:viewBox="0 0 21600 21600" draw:type="rectangle" draw:enhanced-path="M 0 0 L 21600 0 21600 21600 0 21600 0 0 Z N"/>
        </draw:custom-shape>
        <draw:frame draw:style-name="gr42" draw:text-style-name="P31" draw:layer="layout" svg:width="13.577cm" svg:height="0.971cm" svg:x="8.204cm" svg:y="3.662cm">
          <draw:text-box>
            <text:p><text:span text:style-name="T5">Deck sub = deck.subdeck(0, 4);</text:span></text:p>
          </draw:text-box>
        </draw:frame>
        <draw:custom-shape draw:style-name="gr43" draw:text-style-name="P5" draw:layer="layout" svg:width="5.089cm" svg:height="1.18cm" svg:x="11.668cm" svg:y="11.6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16" draw:id="id16" draw:layer="layout" svg:width="0.534cm" svg:height="0.534cm" svg:x="12.87cm" svg:y="11.9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0.534cm" svg:height="0.534cm" svg:x="7.234cm" svg:y="11.8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34cm" svg:height="0.534cm" svg:x="12.015cm" svg:y="11.9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17" draw:id="id17" draw:layer="layout" svg:width="0.534cm" svg:height="0.534cm" svg:x="13.715cm" svg:y="11.9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34cm" svg:height="0.534cm" svg:x="14.615cm" svg:y="11.9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15" draw:id="id15" draw:layer="layout" svg:width="0.534cm" svg:height="0.534cm" svg:x="12.015cm" svg:y="11.915cm">
          <text:p/>
          <draw:enhanced-geometry svg:viewBox="0 0 21600 21600" draw:type="rectangle" draw:enhanced-path="M 0 0 L 21600 0 21600 21600 0 21600 0 0 Z N"/>
        </draw:custom-shape>
        <draw:line draw:style-name="gr6" draw:text-style-name="P7" draw:layer="layout" svg:x1="7.82cm" svg:y1="12.142cm" svg:x2="9.184cm" svg:y2="12.142cm">
          <text:p/>
        </draw:line>
        <draw:custom-shape draw:style-name="gr44" draw:text-style-name="P7" draw:layer="layout" svg:width="8.107cm" svg:height="2.192cm" svg:x="9.184cm" svg:y="10.928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552cm" svg:height="0.806cm" svg:x="6.783cm" svg:y="10.928cm">
          <draw:text-box>
            <text:p><text:span text:style-name="T8">sub</text:span></text:p>
          </draw:text-box>
        </draw:frame>
        <draw:custom-shape draw:style-name="gr4" draw:text-style-name="P5" draw:layer="layout" svg:width="0.534cm" svg:height="0.534cm" svg:x="9.709cm" svg:y="11.915cm">
          <text:p/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0.295cm" svg:y1="12.183cm" svg:x2="11.659cm" svg:y2="12.183cm">
          <text:p/>
        </draw:line>
        <draw:frame draw:style-name="gr9" draw:text-style-name="P8" draw:layer="layout" svg:width="1.717cm" svg:height="0.806cm" svg:x="9.226cm" svg:y="11.156cm">
          <draw:text-box>
            <text:p><text:span text:style-name="T8">cards</text:span></text:p>
          </draw:text-box>
        </draw:frame>
        <draw:custom-shape draw:style-name="gr4" draw:text-style-name="P5" xml:id="id18" draw:id="id18" draw:layer="layout" svg:width="0.534cm" svg:height="0.534cm" svg:x="14.615cm" svg:y="11.9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19" draw:id="id19" draw:layer="layout" svg:width="0.534cm" svg:height="0.534cm" svg:x="15.515cm" svg:y="11.91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2" xml:id="id6" draw:id="id6" draw:layer="layout" svg:width="0.855cm" svg:height="1.764cm" svg:x="11.071cm" svg:y="7.9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2" xml:id="id8" draw:id="id8" draw:layer="layout" svg:width="0.855cm" svg:height="1.764cm" svg:x="12.271cm" svg:y="7.9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2" xml:id="id10" draw:id="id10" draw:layer="layout" svg:width="0.855cm" svg:height="1.764cm" svg:x="13.371cm" svg:y="7.9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2" xml:id="id12" draw:id="id12" draw:layer="layout" svg:width="0.855cm" svg:height="1.764cm" svg:x="14.571cm" svg:y="7.9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2" xml:id="id14" draw:id="id14" draw:layer="layout" svg:width="0.855cm" svg:height="1.764cm" svg:x="15.771cm" svg:y="7.9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7" draw:layer="layout" draw:type="line" svg:x1="12.113cm" svg:y1="6.597cm" svg:x2="11.498cm" svg:y2="7.964cm" draw:start-shape="id5" draw:start-glue-point="2" draw:end-shape="id6" draw:end-glue-point="0" svg:d="M12113 6597l-615 1367" svg:viewBox="0 0 616 1368">
          <text:p/>
        </draw:connector>
        <draw:connector draw:style-name="gr48" draw:text-style-name="P7" draw:layer="layout" draw:type="line" svg:x1="12.968cm" svg:y1="6.597cm" svg:x2="12.698cm" svg:y2="7.965cm" draw:start-shape="id7" draw:start-glue-point="2" draw:end-shape="id8" draw:end-glue-point="0" svg:d="M12968 6597l-270 1368" svg:viewBox="0 0 271 1369">
          <text:p/>
        </draw:connector>
        <draw:connector draw:style-name="gr49" draw:text-style-name="P7" draw:layer="layout" draw:type="line" svg:x1="13.813cm" svg:y1="6.597cm" svg:x2="13.798cm" svg:y2="7.965cm" draw:start-shape="id9" draw:start-glue-point="2" draw:end-shape="id10" draw:end-glue-point="0" svg:d="M13813 6597l-15 1368" svg:viewBox="0 0 16 1369">
          <text:p/>
        </draw:connector>
        <draw:connector draw:style-name="gr50" draw:text-style-name="P7" draw:layer="layout" draw:type="line" svg:x1="14.713cm" svg:y1="6.597cm" svg:x2="14.998cm" svg:y2="7.965cm" draw:start-shape="id11" draw:start-glue-point="2" draw:end-shape="id12" draw:end-glue-point="0" svg:d="M14713 6597l285 1368" svg:viewBox="0 0 286 1369">
          <text:p/>
        </draw:connector>
        <draw:connector draw:style-name="gr51" draw:text-style-name="P7" draw:layer="layout" draw:type="line" svg:x1="15.613cm" svg:y1="6.597cm" svg:x2="16.198cm" svg:y2="7.965cm" draw:start-shape="id13" draw:start-glue-point="2" draw:end-shape="id14" draw:end-glue-point="0" svg:d="M15613 6597l585 1368" svg:viewBox="0 0 586 1369">
          <text:p/>
        </draw:connector>
        <draw:connector draw:style-name="gr52" draw:text-style-name="P7" draw:layer="layout" draw:type="line" svg:x1="12.282cm" svg:y1="11.915cm" svg:x2="11.498cm" svg:y2="9.728cm" draw:start-shape="id15" draw:start-glue-point="0" draw:end-shape="id6" draw:end-glue-point="2" svg:d="M12282 11915l-784-2187" svg:viewBox="0 0 785 2188">
          <text:p/>
        </draw:connector>
        <draw:connector draw:style-name="gr53" draw:text-style-name="P7" draw:layer="layout" draw:type="line" svg:x1="13.137cm" svg:y1="11.915cm" svg:x2="12.698cm" svg:y2="9.729cm" draw:start-shape="id16" draw:start-glue-point="0" draw:end-shape="id8" draw:end-glue-point="2" svg:d="M13137 11915l-439-2186" svg:viewBox="0 0 440 2187">
          <text:p/>
        </draw:connector>
        <draw:connector draw:style-name="gr54" draw:text-style-name="P7" draw:layer="layout" draw:type="line" svg:x1="13.982cm" svg:y1="11.915cm" svg:x2="13.798cm" svg:y2="9.729cm" draw:start-shape="id17" draw:start-glue-point="0" draw:end-shape="id10" draw:end-glue-point="2" svg:d="M13982 11915l-184-2186" svg:viewBox="0 0 185 2187">
          <text:p/>
        </draw:connector>
        <draw:connector draw:style-name="gr55" draw:text-style-name="P7" draw:layer="layout" draw:type="line" svg:x1="14.882cm" svg:y1="11.915cm" svg:x2="14.998cm" svg:y2="9.729cm" draw:start-shape="id18" draw:start-glue-point="0" draw:end-shape="id12" draw:end-glue-point="2" svg:d="M14882 11915l116-2186" svg:viewBox="0 0 117 2187">
          <text:p/>
        </draw:connector>
        <draw:connector draw:style-name="gr56" draw:text-style-name="P7" draw:layer="layout" draw:type="line" svg:x1="15.782cm" svg:y1="11.915cm" svg:x2="16.198cm" svg:y2="9.729cm" draw:start-shape="id19" draw:start-glue-point="0" draw:end-shape="id14" draw:end-glue-point="2" svg:d="M15782 11915l416-2186" svg:viewBox="0 0 417 2187">
          <text:p/>
        </draw:connector>
        <draw:custom-shape draw:style-name="gr20" draw:text-style-name="P10" draw:layer="layout" svg:width="5.683cm" svg:height="2.273cm" svg:x="19.666cm" svg:y="7.468cm">
          <text:p text:style-name="P9"><text:span text:style-name="T9">Cards are immutable,</text:span></text:p>
          <text:p text:style-name="P9"><text:span text:style-name="T9">so it’s safe to</text:span></text:p>
          <text:p text:style-name="P9"><text:span text:style-name="T9">share the references.</text:span></text:p>
          <draw:enhanced-geometry svg:viewBox="0 0 21600 21600" draw:glue-points="10800 0 0 10800 10800 21600 21600 10800 ?f40 ?f41" draw:text-areas="0 0 21600 21600" draw:type="rectangular-callout" draw:modifiers="-10279.3807178044 14770.44854881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Merging the Sub-Decks</text:span></text:p>
          </draw:text-box>
        </draw:frame>
        <draw:frame draw:style-name="gr57" draw:text-style-name="P16" draw:layer="layout" svg:width="21.161cm" svg:height="12.392cm" svg:x="3.467cm" svg:y="3.016cm">
          <draw:text-box>
            <text:p><text:span text:style-name="T10">private static Deck merge(Deck d1, Deck d2) {</text:span></text:p>
            <text:p><text:span text:style-name="T10"><text:s text:c="3"/></text:span><text:span text:style-name="T10">/*</text:span></text:p>
            <text:p><text:span text:style-name="T10"><text:s text:c="6"/></text:span><text:span text:style-name="T10">create a new deck, d3, big enough for all the cards</text:span></text:p>
            <text:p><text:span text:style-name="T10"><text:s text:c="6"/></text:span><text:span text:style-name="T10">use the index d1Pos to keep track of where we are in</text:span></text:p>
            <text:p><text:span text:style-name="T10"><text:s text:c="6"/></text:span><text:span text:style-name="T10">the first deck, and the index d2Pos for the second deck</text:span></text:p>
            <text:p><text:span text:style-name="T10"><text:s text:c="3"/></text:span><text:span text:style-name="T10">*/</text:span></text:p>
            <text:p><text:span text:style-name="T10"><text:s text:c="3"/></text:span><text:span text:style-name="T10">int d1Pos = 0;</text:span></text:p>
            <text:p><text:span text:style-name="T10"><text:s text:c="3"/></text:span><text:span text:style-name="T10">int d2Pos = 0;</text:span></text:p>
            <text:p><text:span text:style-name="T10"/></text:p>
            <text:p><text:span text:style-name="T10"><text:s text:c="3"/></text:span><text:span text:style-name="T10">// the index d3Pos traverses the result deck</text:span></text:p>
            <text:p><text:span text:style-name="T10"><text:s text:c="3"/></text:span><text:span text:style-name="T10">for (int d3Pos = 0; d3Pos &lt; d3.length; d3Pos++) {</text:span></text:p>
            <text:p><text:span text:style-name="T10"><text:s text:c="6"/></text:span><text:span text:style-name="T10">// if d1 is empty, use top card from d2</text:span></text:p>
            <text:p><text:span text:style-name="T10"><text:s text:c="6"/></text:span><text:span text:style-name="T10">// if d2 is empty, use top card from d1</text:span></text:p>
            <text:p><text:span text:style-name="T10"><text:s text:c="6"/></text:span><text:span text:style-name="T10">// otherwise, compare the top two cards</text:span></text:p>
            <text:p><text:span text:style-name="T10"><text:s text:c="6"/></text:span><text:span text:style-name="T10">// add lowest card to the new deck at d3Pos</text:span></text:p>
            <text:p><text:span text:style-name="T10"><text:s text:c="6"/></text:span><text:span text:style-name="T10">// increment d1Pos or d2Pos (depending on card)</text:span></text:p>
            <text:p><text:span text:style-name="T10"><text:s text:c="3"/></text:span><text:span text:style-name="T10">}</text:span></text:p>
            <text:p><text:span text:style-name="T10"><text:s text:c="3"/></text:span><text:span text:style-name="T10">// return the new deck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An Almost-Merge Sort</text:span></text:p>
          </draw:text-box>
        </draw:frame>
        <draw:frame draw:style-name="gr58" draw:text-style-name="P33" draw:layer="layout" svg:width="16.885cm" svg:height="5.219cm" svg:x="3.652cm" svg:y="4.418cm">
          <draw:text-box>
            <text:p text:style-name="P27"><text:span text:style-name="T12">public Deck almostMergeSort() {</text:span></text:p>
            <text:p text:style-name="P27"><text:span text:style-name="T12"><text:s text:c="3"/></text:span><text:span text:style-name="T12">// divide the deck into two subdecks</text:span></text:p>
            <text:p text:style-name="P27"><text:span text:style-name="T12"><text:s text:c="3"/></text:span><text:span text:style-name="T12">// sort the subdecks using selectionSort</text:span></text:p>
            <text:p text:style-name="P27"><text:span text:style-name="T12"><text:s text:c="3"/></text:span><text:span text:style-name="T12">// merge the subdecks, return the result</text:span></text:p>
            <text:p text:style-name="P27"><text:span text:style-name="T12">}</text:span></text:p>
            <text:p text:style-name="P27"><text:span text:style-name="T12"/></text:p>
          </draw:text-box>
        </draw:frame>
        <draw:custom-shape draw:style-name="gr59" draw:text-style-name="P10" draw:layer="layout" svg:width="6.8cm" svg:height="2.273cm" svg:x="20.373cm" svg:y="8.632cm">
          <text:p text:style-name="P9"><text:span text:style-name="T9">This step uses</text:span></text:p>
          <text:p text:style-name="P9"><text:span text:style-name="T10">selectionSort</text:span><text:span text:style-name="T9">, which</text:span></text:p>
          <text:p text:style-name="P9"><text:span text:style-name="T9">is not very efficient.</text:span></text:p>
          <draw:enhanced-geometry svg:viewBox="0 0 21600 21600" draw:glue-points="10800 0 0 10800 10800 21600 21600 10800 ?f40 ?f41" draw:text-areas="0 0 21600 21600" draw:type="rectangular-callout" draw:modifiers="924.217026907808 -18655.40897097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23">Recursive </text:span><text:span text:style-name="T24">Merge</text:span><text:span text:style-name="T4"> Sort</text:span></text:p>
          </draw:text-box>
        </draw:frame>
        <draw:frame draw:style-name="gr58" draw:text-style-name="P33" draw:layer="layout" svg:width="16.885cm" svg:height="5.219cm" svg:x="3.652cm" svg:y="4.418cm">
          <draw:text-box>
            <text:p xml:id="id82" text:id="id82" text:style-name="P27"><text:span text:style-name="T12">public Deck mergeSort() {</text:span></text:p>
            <text:p xml:id="id83" text:id="id83" text:style-name="P27"><text:span text:style-name="T12"><text:s text:c="3"/></text:span><text:span text:style-name="T12">// divide the deck into two subdecks</text:span></text:p>
            <text:p xml:id="id84" text:id="id84" text:style-name="P27"><text:span text:style-name="T12"><text:s text:c="3"/></text:span><text:span text:style-name="T12">// sort the subdecks using mergeSort</text:span></text:p>
            <text:p xml:id="id85" text:id="id85" text:style-name="P27"><text:span text:style-name="T12"><text:s text:c="3"/></text:span><text:span text:style-name="T12">// merge the subdecks, return the result</text:span></text:p>
            <text:p xml:id="id86" text:id="id86" text:style-name="P27"><text:span text:style-name="T12">}</text:span></text:p>
            <text:p text:style-name="P27"><text:span text:style-name="T12"/></text:p>
          </draw:text-box>
        </draw:frame>
        <draw:custom-shape draw:style-name="gr60" draw:text-style-name="P10" xml:id="id87" draw:id="id87" draw:layer="layout" svg:width="13.441cm" svg:height="2.295cm" svg:x="9.34cm" svg:y="9.135cm">
          <text:p text:style-name="P9"><text:span text:style-name="T9">In this step, </text:span><text:span text:style-name="T10">mergeSort</text:span><text:span text:style-name="T9"> calls itself </text:span><text:span text:style-name="T25">recursively</text:span></text:p>
          <text:p text:style-name="P9"><text:span text:style-name="T9">to sort each sub-deck, which can in turn split each</text:span></text:p>
          <text:p text:style-name="P9"><text:span text:style-name="T9">sub-deck and sort them efficiently.</text:span></text:p>
          <draw:enhanced-geometry svg:viewBox="0 0 21600 21600" draw:glue-points="10800 0 0 10800 10800 21600 21600 10800 ?f40 ?f41" draw:text-areas="0 0 21600 21600" draw:type="rectangular-callout" draw:modifiers="10928.5522987651 -18467.24738675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Static Context</text:span></text:p>
          </draw:text-box>
        </draw:frame>
        <draw:frame draw:style-name="gr61" draw:text-style-name="P35" draw:layer="layout" svg:width="12.694cm" svg:height="11.995cm" svg:x="4.261cm" svg:y="2.989cm">
          <draw:text-box>
            <text:p text:style-name="P34"><text:span text:style-name="T26">Deck</text:span></text:p>
            <text:p text:style-name="P27"><text:span text:style-name="T10">-cards: Card[]</text:span></text:p>
            <text:p text:style-name="P27"><text:span text:style-name="T10">+Deck()</text:span></text:p>
            <text:p text:style-name="P27"><text:span text:style-name="T10">+Deck(n: int)</text:span></text:p>
            <text:p text:style-name="P27"><text:span text:style-name="T10">+getCards(): Card[]</text:span></text:p>
            <text:p text:style-name="P27"><text:span text:style-name="T10">+print()</text:span></text:p>
            <text:p text:style-name="P27"><text:span text:style-name="T10">+shuffle()</text:span></text:p>
            <text:p text:style-name="P27"><text:span text:style-name="T10">-</text:span><text:span text:style-name="T27">randomInt(low:int, high:int): int</text:span></text:p>
            <text:p text:style-name="P27"><text:span text:style-name="T10">-swapCards(i:int, j:int)</text:span></text:p>
            <text:p text:style-name="P27"><text:span text:style-name="T10">+selectionSort()</text:span></text:p>
            <text:p text:style-name="P27"><text:span text:style-name="T10">-indexLowest(low:int, high:int): int</text:span></text:p>
            <text:p text:style-name="P27"><text:span text:style-name="T10">+subdeck(low:int, high:int): Deck</text:span></text:p>
            <text:p text:style-name="P27"><text:span text:style-name="T10">-</text:span><text:span text:style-name="T27">merge(d1: Deck, d2: Deck): Deck</text:span></text:p>
            <text:p text:style-name="P27"><text:span text:style-name="T10">+almostMergeSort(): Deck</text:span></text:p>
            <text:p text:style-name="P27"><text:span text:style-name="T10">+mergeSort(): Deck</text:span></text:p>
            <text:p text:style-name="P27"><text:span text:style-name="T10"/></text:p>
          </draw:text-box>
        </draw:frame>
        <draw:custom-shape draw:style-name="gr62" draw:text-style-name="P7" draw:layer="layout" svg:width="14.684cm" svg:height="11.325cm" svg:x="4.075cm" svg:y="2.989cm">
          <text:p/>
          <draw:enhanced-geometry svg:viewBox="0 0 21600 21600" draw:type="rectangle" draw:enhanced-path="M 0 0 L 21600 0 21600 21600 0 21600 0 0 Z N"/>
        </draw:custom-shape>
        <draw:line draw:style-name="gr63" draw:text-style-name="P7" draw:layer="layout" svg:x1="4.075cm" svg:y1="4.604cm" svg:x2="18.759cm" svg:y2="4.604cm">
          <text:p/>
        </draw:line>
        <draw:line draw:style-name="gr63" draw:text-style-name="P7" draw:layer="layout" svg:x1="4.075cm" svg:y1="3.804cm" svg:x2="18.759cm" svg:y2="3.804cm">
          <text:p/>
        </draw:line>
        <draw:custom-shape draw:style-name="gr64" draw:text-style-name="P10" draw:layer="layout" svg:width="6.192cm" svg:height="2.216cm" svg:x="20.373cm" svg:y="8.632cm">
          <text:p text:style-name="P9"><text:span text:style-name="T9">In a UML diagram,</text:span></text:p>
          <text:p text:style-name="P9"><text:span text:style-name="T9">underlined items are</text:span></text:p>
          <text:p text:style-name="P9"><text:span text:style-name="T10">static</text:span><text:span text:style-name="T9">.</text:span></text:p>
          <draw:enhanced-geometry svg:viewBox="0 0 21600 21600" draw:glue-points="10800 0 0 10800 10800 21600 21600 10800 ?f40 ?f41" draw:text-areas="0 0 21600 21600" draw:type="rectangular-callout" draw:modifiers="-12733.9899886969 -68.20027063599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Static Context</text:span></text:p>
          </draw:text-box>
        </draw:frame>
        <draw:frame draw:style-name="gr65" draw:text-style-name="P31" xml:id="id88" draw:id="id88" draw:layer="layout" svg:width="10.789cm" svg:height="3.851cm" svg:x="4.842cm" svg:y="4.842cm">
          <draw:text-box>
            <text:p><text:span text:style-name="T5">Deck myDeck = new Deck(52);</text:span></text:p>
            <text:p><text:span text:style-name="T5"/></text:p>
            <text:p><text:span text:style-name="T5">myDeck.print();</text:span></text:p>
            <text:p><text:span text:style-name="T5"/></text:p>
            <text:p><text:span text:style-name="T5">Deck.print();</text:span></text:p>
          </draw:text-box>
        </draw:frame>
        <draw:frame draw:style-name="gr66" draw:text-style-name="P36" xml:id="id89" draw:id="id89" draw:layer="layout" svg:width="14.012cm" svg:height="1.052cm" svg:x="5.848cm" svg:y="3.545cm">
          <draw:text-box>
            <text:p><text:span text:style-name="T5">print</text:span> <text:span text:style-name="T19">is an instance method in the</text:span> <text:span text:style-name="T5">Deck</text:span> <text:span text:style-name="T19">class</text:span>.</text:p>
          </draw:text-box>
        </draw:frame>
        <draw:custom-shape draw:style-name="gr67" draw:text-style-name="P10" xml:id="id90" draw:id="id90" draw:layer="layout" svg:width="7.35cm" svg:height="2.273cm" svg:x="14.001cm" svg:y="5.963cm">
          <text:p text:style-name="P9"><text:span text:style-name="T9">This is OK—we are</text:span></text:p>
          <text:p text:style-name="P9"><text:span text:style-name="T9">printing an instance</text:span></text:p>
          <text:p text:style-name="P9"><text:span text:style-name="T9">of a </text:span><text:span text:style-name="T10">Deck</text:span><text:span text:style-name="T9"> object</text:span></text:p>
          <draw:enhanced-geometry svg:viewBox="0 0 21600 21600" draw:glue-points="10800 0 0 10800 10800 21600 21600 10800 ?f40 ?f41" draw:text-areas="0 0 21600 21600" draw:type="rectangular-callout" draw:modifiers="-8953.23085294518 7703.430079155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8" draw:text-style-name="P37" xml:id="id91" draw:id="id91" draw:layer="layout" svg:width="4.707cm" svg:height="1.525cm" svg:x="9.237cm" svg:y="8.847cm">
          <text:p text:style-name="P9"><text:span text:style-name="T9">We can’t print the</text:span></text:p>
          <text:p text:style-name="P9"><text:span text:style-name="T10">Deck</text:span><text:span text:style-name="T9"> class</text:span></text:p>
          <draw:enhanced-geometry svg:viewBox="0 0 21600 21600" draw:glue-points="10800 0 0 10800 10800 21600 21600 10800 ?f40 ?f41" draw:text-areas="0 0 21600 21600" draw:type="rectangular-callout" draw:modifiers="-13603.2285471538 -1627.785058977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9" draw:text-style-name="P40" xml:id="id92" draw:id="id92" draw:layer="layout" svg:width="14.526cm" svg:height="3.356cm" svg:x="7.382cm" svg:y="11.112cm">
          <draw:text-box>
            <text:p text:style-name="P38"><text:span text:style-name="T28">The incorrect statement will give an error:</text:span></text:p>
            <text:p text:style-name="P39"><text:span text:style-name="T5">Non-static method print() cannot be referenced from a static context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Static Context</text:span></text:p>
          </draw:text-box>
        </draw:frame>
        <draw:frame draw:style-name="gr70" draw:text-style-name="P31" xml:id="id93" draw:id="id93" draw:layer="layout" svg:width="13.837cm" svg:height="3.851cm" svg:x="4.842cm" svg:y="4.842cm">
          <draw:text-box>
            <text:p><text:span text:style-name="T5">Deck myDeck = new Deck(52);</text:span></text:p>
            <text:p><text:span text:style-name="T5"/></text:p>
            <text:p><text:span text:style-name="T5">int rand = myDeck.randomInt(1, 52);</text:span></text:p>
            <text:p><text:span text:style-name="T5"/></text:p>
            <text:p><text:span text:style-name="T5">int rand2 = Deck.randomInt(1, 52);</text:span></text:p>
          </draw:text-box>
        </draw:frame>
        <draw:custom-shape draw:style-name="gr67" draw:text-style-name="P10" xml:id="id94" draw:id="id94" draw:layer="layout" svg:width="7.35cm" svg:height="2.273cm" svg:x="19.954cm" svg:y="3.399cm">
          <text:p text:style-name="P9"><text:span text:style-name="T9">You can use an instance to</text:span></text:p>
          <text:p text:style-name="P9"><text:span text:style-name="T9">invoke a </text:span><text:span text:style-name="T10">static</text:span><text:span text:style-name="T9"> method...</text:span></text:p>
          <draw:enhanced-geometry svg:viewBox="0 0 21600 21600" draw:glue-points="10800 0 0 10800 10800 21600 21600 10800 ?f40 ?f41" draw:text-areas="0 0 21600 21600" draw:type="rectangular-callout" draw:modifiers="-26912.583321997 27280.21108179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1" draw:text-style-name="P10" xml:id="id95" draw:id="id95" draw:layer="layout" svg:width="11.613cm" svg:height="3.425cm" svg:x="10.321cm" svg:y="10.439cm">
          <text:p text:style-name="P9"><text:span text:style-name="T9">...but by convention, you should invoke</text:span></text:p>
          <text:p text:style-name="P9"><text:span text:style-name="T10">static </text:span><text:span text:style-name="T9">methods with the class name</text:span></text:p>
          <text:p text:style-name="P9"><text:span text:style-name="T9">because </text:span><text:span text:style-name="T10">static</text:span><text:span text:style-name="T9"> methods belong to the</text:span></text:p>
          <text:p text:style-name="P9"><text:span text:style-name="T9">class, not to any specific instance.</text:span></text:p>
          <draw:enhanced-geometry svg:viewBox="0 0 21600 21600" draw:glue-points="10800 0 0 10800 10800 21600 21600 10800 ?f40 ?f41" draw:text-areas="0 0 21600 21600" draw:type="rectangular-callout" draw:modifiers="-100.430514895815 -11764.62346760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The </text:span><text:span text:style-name="T11">ArrayList</text:span><text:span text:style-name="T4"> Class</text:span></text:p>
          </draw:text-box>
        </draw:frame>
        <draw:frame draw:style-name="gr72" draw:text-style-name="P28" draw:layer="layout" svg:width="19.45cm" svg:height="5.283cm" svg:x="4.022cm" svg:y="4.709cm">
          <draw:text-box>
            <text:list text:style-name="L1">
              <text:list-item>
                <text:p xml:id="id96" text:id="id96" text:style-name="P27">An <text:span text:style-name="T5">ArrayList</text:span> is a <text:span text:style-name="T29">Collection</text:span><text:span text:style-name="T30">.</text:span></text:p>
              </text:list-item>
              <text:list-item>
                <text:p xml:id="id97" text:id="id97" text:style-name="P27"><text:span text:style-name="T30">A Collection is an object that holds other objects.</text:span></text:p>
              </text:list-item>
              <text:list-item>
                <text:p xml:id="id98" text:id="id98" text:style-name="P27"><text:span text:style-name="T30">Collections have methods that allow you to add and remove objects.</text:span></text:p>
              </text:list-item>
              <text:list-item>
                <text:p xml:id="id99" text:id="id99" text:style-name="P27"><text:span text:style-name="T30">An </text:span><text:span text:style-name="T31">ArrayList</text:span><text:span text:style-name="T30"> shrinks and grows automatically, unlike an array, which has a fixed siz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The </text:span><text:span text:style-name="T11">ArrayList</text:span><text:span text:style-name="T4"> Class</text:span></text:p>
          </draw:text-box>
        </draw:frame>
        <draw:frame draw:style-name="gr73" draw:text-style-name="P31" draw:layer="layout" svg:width="21.457cm" svg:height="3.131cm" svg:x="3.151cm" svg:y="4.233cm">
          <draw:text-box>
            <text:p xml:id="id100" text:id="id100"><text:span text:style-name="T5">import java.util.ArrayList;</text:span></text:p>
            <text:p><text:span text:style-name="T5"/></text:p>
            <text:p xml:id="id101" text:id="id101"><text:span text:style-name="T5">ArrayList&lt;Double&gt; weightList = new ArrayList&lt;Double&gt;();</text:span></text:p>
            <text:p><text:span text:style-name="T5"/></text:p>
          </draw:text-box>
        </draw:frame>
        <draw:custom-shape draw:style-name="gr74" draw:text-style-name="P10" xml:id="id102" draw:id="id102" draw:layer="layout" svg:width="9.777cm" svg:height="3.912cm" svg:x="0.926cm" svg:y="8.444cm">
          <text:p text:style-name="P9"><text:span text:style-name="T9">Specify the type of items in the</text:span></text:p>
          <text:p text:style-name="P9"><text:span text:style-name="T10">ArrayList</text:span><text:span text:style-name="T9"> in angle brackets.</text:span></text:p>
          <text:p text:style-name="P9"><text:span text:style-name="T9"/></text:p>
          <text:p text:style-name="P9"><text:span text:style-name="T9">This </text:span><text:span text:style-name="T25">must</text:span><text:span text:style-name="T32"> be an Object type, which is</text:span></text:p>
          <text:p text:style-name="P9"><text:span text:style-name="T32">why we use the </text:span><text:span text:style-name="T33">Double</text:span><text:span text:style-name="T32"> wrapper</text:span></text:p>
          <text:p text:style-name="P9"><text:span text:style-name="T32">class.</text:span></text:p>
          <draw:enhanced-geometry svg:viewBox="0 0 21600 21600" draw:glue-points="10800 0 0 10800 10800 21600 21600 10800 ?f40 ?f41" draw:text-areas="0 0 21600 21600" draw:type="rectangular-callout" draw:modifiers="17067.048476171 -9660.107334525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4" draw:text-style-name="P10" xml:id="id103" draw:id="id103" draw:layer="layout" svg:width="9.777cm" svg:height="3.912cm" svg:x="14.156cm" svg:y="8.231cm">
          <text:p text:style-name="P9"><text:span text:style-name="T32">If you initialize the </text:span><text:span text:style-name="T33">ArrayList</text:span><text:span text:style-name="T32"> when</text:span></text:p>
          <text:p text:style-name="P9"><text:span text:style-name="T32">you declare it, you do not need to</text:span></text:p>
          <text:p text:style-name="P9"><text:span text:style-name="T32">repeat the data type (though</text:span></text:p>
          <text:p text:style-name="P9"><text:span text:style-name="T32">we did here to be consistent).</text:span></text:p>
          <draw:enhanced-geometry svg:viewBox="0 0 21600 21600" draw:glue-points="10800 0 0 10800 10800 21600 21600 10800 ?f40 ?f41" draw:text-areas="0 0 21600 21600" draw:type="rectangular-callout" draw:modifiers="17067.048476171 -9660.107334525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1">ArrayList</text:span><text:span text:style-name="T4"> Methods</text:span></text:p>
          </draw:text-box>
        </draw:frame>
        <draw:frame draw:style-name="gr75" draw:text-style-name="P31" draw:layer="layout" svg:width="8.503cm" svg:height="3.851cm" svg:x="3.151cm" svg:y="4.233cm">
          <draw:text-box>
            <text:p xml:id="id104" text:id="id104"><text:span text:style-name="T5">weightList.add(61.5);</text:span></text:p>
            <text:p><text:span text:style-name="T5">weightList.add(82.9);</text:span></text:p>
            <text:p><text:span text:style-name="T5">weightList.add(74.3);</text:span></text:p>
            <text:p><text:span text:style-name="T5">weightList.add(80.8);</text:span></text:p>
            <text:p><text:span text:style-name="T5"/></text:p>
          </draw:text-box>
        </draw:frame>
        <draw:custom-shape draw:style-name="gr76" draw:text-style-name="P42" xml:id="id105" draw:id="id105" draw:layer="layout" svg:width="9.777cm" svg:height="2.086cm" svg:x="15.531cm" svg:y="4.528cm">
          <text:p text:style-name="P41"><text:span text:style-name="T25">Autoboxing</text:span><text:span text:style-name="T32"> will convert these</text:span></text:p>
          <text:p text:style-name="P41"><text:span text:style-name="T32">primitive </text:span><text:span text:style-name="T33">double</text:span><text:span text:style-name="T32"> literals to </text:span><text:span text:style-name="T33">Double</text:span></text:p>
          <text:p text:style-name="P41"><text:span text:style-name="T32">objects.</text:span></text:p>
          <draw:enhanced-geometry svg:viewBox="0 0 21600 21600" draw:glue-points="10800 0 0 10800 10800 21600 21600 10800 ?f40 ?f41" draw:text-areas="0 0 21600 21600" draw:type="rectangular-callout" draw:modifiers="-8005.56350992023 1055.678006708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6" draw:text-style-name="P42" xml:id="id106" draw:id="id106" draw:layer="layout" svg:width="9.777cm" svg:height="2.086cm" svg:x="15.784cm" svg:y="8.1cm">
          <text:p text:style-name="P41"><text:span text:style-name="T32">This method returns </text:span><text:span text:style-name="T33">true</text:span><text:span text:style-name="T32"> if the list</text:span></text:p>
          <text:p text:style-name="P41"><text:span text:style-name="T32">has changed, but we normally don't</text:span></text:p>
          <text:p text:style-name="P41"><text:span text:style-name="T32">use the return value.</text:span></text:p>
          <draw:enhanced-geometry svg:viewBox="0 0 21600 21600" draw:glue-points="10800 0 0 10800 10800 21600 21600 10800 ?f40 ?f41" draw:text-areas="0 0 21600 21600" draw:type="rectangular-callout" draw:modifiers="-10724.8926160769 -5795.879252515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107" draw:id="id107">
          <draw:custom-shape draw:style-name="gr4" draw:text-style-name="P5" xml:id="id22" draw:id="id22" draw:layer="layout" svg:width="0.534cm" svg:height="0.534cm" svg:x="7.153cm" svg:y="10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534cm" svg:height="0.534cm" svg:x="3.898cm" svg:y="10.4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34cm" svg:height="0.534cm" svg:x="6.298cm" svg:y="10.4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xml:id="id24" draw:id="id24" draw:layer="layout" svg:width="0.534cm" svg:height="0.534cm" svg:x="7.998cm" svg:y="10.4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xml:id="id20" draw:id="id20" draw:layer="layout" svg:width="0.534cm" svg:height="0.534cm" svg:x="6.298cm" svg:y="10.43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7" draw:layer="layout" svg:x1="4.484cm" svg:y1="10.708cm" svg:x2="5.848cm" svg:y2="10.708cm">
            <text:p/>
          </draw:line>
          <draw:custom-shape draw:style-name="gr77" draw:text-style-name="P7" draw:layer="layout" svg:width="5.106cm" svg:height="1.058cm" svg:x="5.848cm" svg:y="10.213cm">
            <text:p/>
            <draw:enhanced-geometry svg:viewBox="0 0 21600 21600" draw:type="rectangle" draw:enhanced-path="M 0 0 L 21600 0 21600 21600 0 21600 0 0 Z N"/>
          </draw:custom-shape>
          <draw:frame draw:style-name="gr78" draw:text-style-name="P43" draw:layer="layout" svg:width="3.465cm" svg:height="0.81cm" svg:x="1.712cm" svg:y="9.494cm">
            <draw:text-box>
              <text:p><text:span text:style-name="T34">weightList</text:span></text:p>
            </draw:text-box>
          </draw:frame>
          <draw:custom-shape draw:style-name="gr79" draw:text-style-name="P13" xml:id="id21" draw:id="id21" draw:layer="layout" svg:width="1.536cm" svg:height="0.685cm" svg:x="4.55cm" svg:y="12.057cm">
            <text:p text:style-name="P12"><text:span text:style-name="T8">61.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13" xml:id="id23" draw:id="id23" draw:layer="layout" svg:width="1.536cm" svg:height="0.685cm" svg:x="6.428cm" svg:y="12.057cm">
            <text:p text:style-name="P12"><text:span text:style-name="T8">82.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13" xml:id="id25" draw:id="id25" draw:layer="layout" svg:width="1.536cm" svg:height="0.685cm" svg:x="8.428cm" svg:y="12.057cm">
            <text:p text:style-name="P12"><text:span text:style-name="T8">74.3</text:span><text:span text:style-name="T8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80" draw:text-style-name="P7" draw:layer="layout" draw:type="line" svg:x1="6.565cm" svg:y1="10.969cm" svg:x2="5.318cm" svg:y2="12.057cm" draw:start-shape="id20" draw:start-glue-point="2" draw:end-shape="id21" draw:end-glue-point="0" svg:d="M6565 10969l-1247 1088" svg:viewBox="0 0 1248 1089">
            <text:p/>
          </draw:connector>
          <draw:connector draw:style-name="gr81" draw:text-style-name="P7" draw:layer="layout" draw:type="line" svg:x1="7.42cm" svg:y1="10.969cm" svg:x2="7.196cm" svg:y2="12.057cm" draw:start-shape="id22" draw:start-glue-point="2" draw:end-shape="id23" draw:end-glue-point="0" svg:d="M7420 10969l-224 1088" svg:viewBox="0 0 225 1089">
            <text:p/>
          </draw:connector>
          <draw:connector draw:style-name="gr82" draw:text-style-name="P7" draw:layer="layout" draw:type="line" svg:x1="8.265cm" svg:y1="10.969cm" svg:x2="9.196cm" svg:y2="12.057cm" draw:start-shape="id24" draw:start-glue-point="2" draw:end-shape="id25" draw:end-glue-point="0" svg:d="M8265 10969l931 1088" svg:viewBox="0 0 932 1089">
            <text:p/>
          </draw:connector>
          <draw:custom-shape draw:style-name="gr4" draw:text-style-name="P5" xml:id="id26" draw:id="id26" draw:layer="layout" svg:width="0.534cm" svg:height="0.534cm" svg:x="8.898cm" svg:y="10.435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13" xml:id="id27" draw:id="id27" draw:layer="layout" svg:width="1.536cm" svg:height="0.685cm" svg:x="10.328cm" svg:y="12.057cm">
            <text:p text:style-name="P12"><text:span text:style-name="T8">80.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83" draw:text-style-name="P7" draw:layer="layout" draw:type="line" svg:x1="9.165cm" svg:y1="10.969cm" svg:x2="11.096cm" svg:y2="12.057cm" draw:start-shape="id26" draw:start-glue-point="2" draw:end-shape="id27" draw:end-glue-point="0" svg:d="M9165 10969l1931 1088" svg:viewBox="0 0 1932 1089">
            <text:p/>
          </draw:connector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1">ArrayList</text:span><text:span text:style-name="T4"> Methods</text:span></text:p>
          </draw:text-box>
        </draw:frame>
        <draw:frame draw:style-name="gr84" draw:text-style-name="P31" draw:layer="layout" svg:width="8.503cm" svg:height="0.971cm" svg:x="12.358cm" svg:y="6.561cm">
          <draw:text-box>
            <text:p xml:id="id108" text:id="id108"><text:span text:style-name="T5">weightList.remove(1);</text:span></text:p>
          </draw:text-box>
        </draw:frame>
        <draw:custom-shape draw:style-name="gr4" draw:text-style-name="P5" draw:layer="layout" svg:width="0.534cm" svg:height="0.534cm" svg:x="3.528cm" svg:y="8.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34cm" svg:height="0.534cm" svg:x="5.928cm" svg:y="8.7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30" draw:id="id30" draw:layer="layout" svg:width="0.534cm" svg:height="0.534cm" svg:x="6.728cm" svg:y="8.7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28" draw:id="id28" draw:layer="layout" svg:width="0.534cm" svg:height="0.534cm" svg:x="5.928cm" svg:y="8.715cm">
          <text:p/>
          <draw:enhanced-geometry svg:viewBox="0 0 21600 21600" draw:type="rectangle" draw:enhanced-path="M 0 0 L 21600 0 21600 21600 0 21600 0 0 Z N"/>
        </draw:custom-shape>
        <draw:line draw:style-name="gr6" draw:text-style-name="P7" draw:layer="layout" svg:x1="4.114cm" svg:y1="8.988cm" svg:x2="5.478cm" svg:y2="8.988cm">
          <text:p/>
        </draw:line>
        <draw:custom-shape draw:style-name="gr85" draw:text-style-name="P7" draw:layer="layout" svg:width="3.386cm" svg:height="1.058cm" svg:x="5.478cm" svg:y="8.493cm">
          <text:p/>
          <draw:enhanced-geometry svg:viewBox="0 0 21600 21600" draw:type="rectangle" draw:enhanced-path="M 0 0 L 21600 0 21600 21600 0 21600 0 0 Z N"/>
        </draw:custom-shape>
        <draw:frame draw:style-name="gr78" draw:text-style-name="P43" draw:layer="layout" svg:width="3.465cm" svg:height="0.81cm" svg:x="1.342cm" svg:y="7.774cm">
          <draw:text-box>
            <text:p><text:span text:style-name="T34">weightList</text:span></text:p>
          </draw:text-box>
        </draw:frame>
        <draw:custom-shape draw:style-name="gr79" draw:text-style-name="P13" xml:id="id29" draw:id="id29" draw:layer="layout" svg:width="1.536cm" svg:height="0.685cm" svg:x="5.08cm" svg:y="10.337cm">
          <text:p text:style-name="P12"><text:span text:style-name="T8">61.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3" xml:id="id31" draw:id="id31" draw:layer="layout" svg:width="1.536cm" svg:height="0.685cm" svg:x="7.158cm" svg:y="10.337cm">
          <text:p text:style-name="P12"><text:span text:style-name="T8">74.3</text:span><text:span text:style-name="T8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0" draw:text-style-name="P7" draw:layer="layout" draw:type="line" svg:x1="6.195cm" svg:y1="9.249cm" svg:x2="5.848cm" svg:y2="10.337cm" draw:start-shape="id28" draw:start-glue-point="2" draw:end-shape="id29" draw:end-glue-point="0" svg:d="M6195 9249l-347 1088" svg:viewBox="0 0 348 1089">
          <text:p/>
        </draw:connector>
        <draw:connector draw:style-name="gr82" draw:text-style-name="P7" draw:layer="layout" draw:type="line" svg:x1="6.995cm" svg:y1="9.249cm" svg:x2="7.926cm" svg:y2="10.337cm" draw:start-shape="id30" draw:start-glue-point="2" draw:end-shape="id31" draw:end-glue-point="0" svg:d="M6995 9249l931 1088" svg:viewBox="0 0 932 1089">
          <text:p/>
        </draw:connector>
        <draw:custom-shape draw:style-name="gr4" draw:text-style-name="P5" xml:id="id32" draw:id="id32" draw:layer="layout" svg:width="0.534cm" svg:height="0.534cm" svg:x="7.628cm" svg:y="8.71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3" xml:id="id33" draw:id="id33" draw:layer="layout" svg:width="1.536cm" svg:height="0.685cm" svg:x="9.058cm" svg:y="10.337cm">
          <text:p text:style-name="P12"><text:span text:style-name="T8">80.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3" draw:text-style-name="P7" draw:layer="layout" draw:type="line" svg:x1="7.895cm" svg:y1="9.249cm" svg:x2="9.826cm" svg:y2="10.337cm" draw:start-shape="id32" draw:start-glue-point="2" draw:end-shape="id33" draw:end-glue-point="0" svg:d="M7895 9249l1931 1088" svg:viewBox="0 0 1932 1089">
          <text:p/>
        </draw:connector>
        <draw:g>
          <draw:custom-shape draw:style-name="gr4" draw:text-style-name="P5" xml:id="id36" draw:id="id36" draw:layer="layout" svg:width="0.534cm" svg:height="0.534cm" svg:x="6.606cm" svg:y="3.7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534cm" svg:height="0.534cm" svg:x="3.351cm" svg:y="3.72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34cm" svg:height="0.534cm" svg:x="5.751cm" svg:y="3.72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xml:id="id38" draw:id="id38" draw:layer="layout" svg:width="0.534cm" svg:height="0.534cm" svg:x="7.451cm" svg:y="3.72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xml:id="id34" draw:id="id34" draw:layer="layout" svg:width="0.534cm" svg:height="0.534cm" svg:x="5.751cm" svg:y="3.724cm">
            <text:p/>
            <draw:enhanced-geometry svg:viewBox="0 0 21600 21600" draw:type="rectangle" draw:enhanced-path="M 0 0 L 21600 0 21600 21600 0 21600 0 0 Z N"/>
          </draw:custom-shape>
          <draw:line draw:style-name="gr6" draw:text-style-name="P7" draw:layer="layout" svg:x1="3.937cm" svg:y1="3.997cm" svg:x2="5.301cm" svg:y2="3.997cm">
            <text:p/>
          </draw:line>
          <draw:custom-shape draw:style-name="gr77" draw:text-style-name="P7" draw:layer="layout" svg:width="5.106cm" svg:height="1.058cm" svg:x="5.301cm" svg:y="3.502cm">
            <text:p/>
            <draw:enhanced-geometry svg:viewBox="0 0 21600 21600" draw:type="rectangle" draw:enhanced-path="M 0 0 L 21600 0 21600 21600 0 21600 0 0 Z N"/>
          </draw:custom-shape>
          <draw:frame draw:style-name="gr78" draw:text-style-name="P43" draw:layer="layout" svg:width="3.465cm" svg:height="0.81cm" svg:x="1.165cm" svg:y="2.783cm">
            <draw:text-box>
              <text:p><text:span text:style-name="T34">weightList</text:span></text:p>
            </draw:text-box>
          </draw:frame>
          <draw:custom-shape draw:style-name="gr79" draw:text-style-name="P13" xml:id="id35" draw:id="id35" draw:layer="layout" svg:width="1.536cm" svg:height="0.685cm" svg:x="4.003cm" svg:y="5.346cm">
            <text:p text:style-name="P12"><text:span text:style-name="T8">61.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13" xml:id="id37" draw:id="id37" draw:layer="layout" svg:width="1.536cm" svg:height="0.685cm" svg:x="5.881cm" svg:y="5.346cm">
            <text:p text:style-name="P12"><text:span text:style-name="T8">82.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13" xml:id="id39" draw:id="id39" draw:layer="layout" svg:width="1.536cm" svg:height="0.685cm" svg:x="7.881cm" svg:y="5.346cm">
            <text:p text:style-name="P12"><text:span text:style-name="T8">74.3</text:span><text:span text:style-name="T8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80" draw:text-style-name="P7" draw:layer="layout" draw:type="line" svg:x1="6.018cm" svg:y1="4.258cm" svg:x2="4.771cm" svg:y2="5.346cm" draw:start-shape="id34" draw:start-glue-point="2" draw:end-shape="id35" draw:end-glue-point="0" svg:d="M6018 4258l-1247 1088" svg:viewBox="0 0 1248 1089">
            <text:p/>
          </draw:connector>
          <draw:connector draw:style-name="gr81" draw:text-style-name="P7" draw:layer="layout" draw:type="line" svg:x1="6.873cm" svg:y1="4.258cm" svg:x2="6.649cm" svg:y2="5.346cm" draw:start-shape="id36" draw:start-glue-point="2" draw:end-shape="id37" draw:end-glue-point="0" svg:d="M6873 4258l-224 1088" svg:viewBox="0 0 225 1089">
            <text:p/>
          </draw:connector>
          <draw:connector draw:style-name="gr82" draw:text-style-name="P7" draw:layer="layout" draw:type="line" svg:x1="7.718cm" svg:y1="4.258cm" svg:x2="8.649cm" svg:y2="5.346cm" draw:start-shape="id38" draw:start-glue-point="2" draw:end-shape="id39" draw:end-glue-point="0" svg:d="M7718 4258l931 1088" svg:viewBox="0 0 932 1089">
            <text:p/>
          </draw:connector>
          <draw:custom-shape draw:style-name="gr4" draw:text-style-name="P5" xml:id="id40" draw:id="id40" draw:layer="layout" svg:width="0.534cm" svg:height="0.534cm" svg:x="8.351cm" svg:y="3.724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13" xml:id="id41" draw:id="id41" draw:layer="layout" svg:width="1.536cm" svg:height="0.685cm" svg:x="9.781cm" svg:y="5.346cm">
            <text:p text:style-name="P12"><text:span text:style-name="T8">80.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83" draw:text-style-name="P7" draw:layer="layout" draw:type="line" svg:x1="8.618cm" svg:y1="4.258cm" svg:x2="10.549cm" svg:y2="5.346cm" draw:start-shape="id40" draw:start-glue-point="2" draw:end-shape="id41" draw:end-glue-point="0" svg:d="M8618 4258l1931 1088" svg:viewBox="0 0 1932 1089">
            <text:p/>
          </draw:connector>
        </draw:g>
        <draw:frame draw:style-name="gr86" draw:text-style-name="P44" draw:layer="layout" svg:width="2.805cm" svg:height="0.996cm" svg:x="14.023cm" svg:y="3.545cm">
          <draw:text-box>
            <text:p><text:span text:style-name="T19">before</text:span></text:p>
          </draw:text-box>
        </draw:frame>
        <draw:frame draw:style-name="gr86" draw:text-style-name="P44" draw:layer="layout" svg:width="2.805cm" svg:height="0.996cm" svg:x="13.945cm" svg:y="8.307cm">
          <draw:text-box>
            <text:p><text:span text:style-name="T19">after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1">ArrayList</text:span><text:span text:style-name="T4"> Methods</text:span></text:p>
          </draw:text-box>
        </draw:frame>
        <draw:frame draw:style-name="standard" draw:layer="layout" svg:width="19.723cm" svg:height="8.033cm" svg:x="2.898cm" svg:y="4.16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5"><text:span text:style-name="T5">get(</text:span><text:span text:style-name="T35">index</text:span><text:span text:style-name="T36">)</text:span></text:p>
              </table:table-cell>
              <table:table-cell table:style-name="ce2">
                <text:p>Returns the object at position <text:span text:style-name="T19">index</text:span><text:span text:style-name="T20">.</text:span></text:p>
              </table:table-cell>
            </table:table-row>
            <table:table-row table:style-name="ro2">
              <table:table-cell table:style-name="ce1">
                <text:p><text:span text:style-name="T5">add(</text:span><text:span text:style-name="T35">index</text:span><text:span text:style-name="T36">, </text:span><text:span text:style-name="T35">object</text:span><text:span text:style-name="T36">)</text:span></text:p>
              </table:table-cell>
              <table:table-cell table:style-name="ce2">
                <text:p>Inserts <text:span text:style-name="T19">object</text:span> at position <text:span text:style-name="T19">index</text:span><text:span text:style-name="T20">.</text:span></text:p>
              </table:table-cell>
            </table:table-row>
            <table:table-row table:style-name="ro3">
              <table:table-cell table:style-name="ce1">
                <text:p text:style-name="P45"><text:span text:style-name="T5">size()</text:span></text:p>
              </table:table-cell>
              <table:table-cell table:style-name="ce2">
                <text:p>Returns number of items in the <text:span text:style-name="T5">ArrayList</text:span>.</text:p>
              </table:table-cell>
            </table:table-row>
            <table:table-row table:style-name="ro4">
              <table:table-cell table:style-name="ce1">
                <text:p text:style-name="P45"><text:span text:style-name="T5">remove(</text:span><text:span text:style-name="T35">object</text:span><text:span text:style-name="T5">)</text:span></text:p>
              </table:table-cell>
              <table:table-cell table:style-name="ce2">
                <text:p>Removes first occurrence of <text:span text:style-name="T19">object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3" draw:display-name="Arrowheads 3" svg:viewBox="0 0 20 20" svg:d="M0 20l10-20 10 20z"/>
    <draw:marker draw:name="Arrowheads_20_6" draw:display-name="Arrowheads 6" svg:viewBox="0 0 20 40" svg:d="M0 40l10-40 10 40z"/>
    <draw:marker draw:name="Arrowheads_20_8" draw:display-name="Arrowheads 8" svg:viewBox="0 0 1131 1580" svg:d="M1013 1491l118 89-567-1580-564 1580 114-85 136-68 148-46 161-17 161 13 153 46z"/>
    <draw:marker draw:name="Arrowheads_20_9" draw:display-name="Arrowheads 9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illed_20_White" style:display-name="Filled White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036cm" fo:min-width="4.072cm" fo:padding-top="0.151cm" fo:padding-bottom="0.151cm" fo:padding-left="0.276cm" fo:padding-right="0.276cm"/>
      <style:paragraph-properties fo:text-align="cente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3T08:50:10.088897754</meta:creation-date>
    <dc:date>2021-11-09T11:32:01.735825579</dc:date>
    <meta:editing-duration>P4DT22H53M37S</meta:editing-duration>
    <meta:editing-cycles>1152</meta:editing-cycles>
    <meta:generator>LibreOffice/7.1.6.2$Linux_X86_64 LibreOffice_project/0e133318fcee89abacd6a7d077e292f1145735c3</meta:generator>
    <meta:document-statistic meta:object-count="360"/>
  </office:meta>
</office:document-meta>
</file>